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3382in"/>
    </style:style>
    <style:style style:name="co11" style:family="table-column">
      <style:table-column-properties fo:break-before="auto" style:column-width="0.3055in"/>
    </style:style>
    <style:style style:name="co12" style:family="table-column">
      <style:table-column-properties fo:break-before="auto" style:column-width="0.852in"/>
    </style:style>
    <style:style style:name="co13" style:family="table-column">
      <style:table-column-properties fo:break-before="auto" style:column-width="0.4807in"/>
    </style:style>
    <style:style style:name="co14" style:family="table-column">
      <style:table-column-properties fo:break-before="auto" style:column-width="0.6008in"/>
    </style:style>
    <style:style style:name="co15" style:family="table-column">
      <style:table-column-properties fo:break-before="auto" style:column-width="0.4583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2">
      <style:table-cell-properties fo:border="0.0138in solid #000000"/>
      <style:text-properties style:use-window-font-color="true"/>
    </style:style>
    <style:style style:name="ce4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5" style:family="table-cell" style:parent-style-name="Default" style:data-style-name="N1">
      <style:table-cell-properties fo:border="0.0138in solid #000000"/>
      <style:text-properties style:use-window-font-color="true"/>
    </style:style>
    <style:style style:name="ce6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7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  <style:style style:name="ce8" style:family="table-cell" style:parent-style-name="Default" style:data-style-name="N1">
      <style:table-cell-properties fo:background-color="#ff3333" fo:border="0.0138in solid #000000"/>
      <style:text-properties style:use-window-font-color="true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LBFGSMinimize</text:p>
          </table:table-cell>
        </table:table-row>
        <table:table-row table:style-name="ro2">
          <table:table-cell office:value-type="string">
            <text:p>ExtendedRosenbrock1000</text:p>
          </table:table-cell>
          <table:table-cell office:value-type="float" office:value="-0.0588800759905883">
            <text:p>-0.058880076</text:p>
          </table:table-cell>
          <table:table-cell office:value-type="float" office:value="-0.364784878052535">
            <text:p>-0.3647848781</text:p>
          </table:table-cell>
          <table:table-cell office:value-type="float" office:value="-7.80196453787116">
            <text:p>-7.8019645379</text:p>
          </table:table-cell>
        </table:table-row>
        <table:table-row table:style-name="ro2">
          <table:table-cell office:value-type="string">
            <text:p>ExtendedPowellSingular1000</text:p>
          </table:table-cell>
          <table:table-cell office:value-type="float" office:value="0">
            <text:p>0</text:p>
          </table:table-cell>
          <table:table-cell office:value-type="float" office:value="-0.400899926123481">
            <text:p>-0.4008999261</text:p>
          </table:table-cell>
          <table:table-cell office:value-type="float" office:value="-3.70213997402973">
            <text:p>-3.702139974</text:p>
          </table:table-cell>
        </table:table-row>
        <table:table-row table:style-name="ro2">
          <table:table-cell office:value-type="string">
            <text:p>VariableDimensionF1000</text:p>
          </table:table-cell>
          <table:table-cell table:number-columns-repeated="2" office:value-type="float" office:value="0">
            <text:p>0</text:p>
          </table:table-cell>
          <table:table-cell office:value-type="float" office:value="-8.20835928690481">
            <text:p>-8.2083592869</text:p>
          </table:table-cell>
        </table:table-row>
        <table:table-row table:style-name="ro2">
          <table:table-cell office:value-type="string">
            <text:p>LinearFFullRank1000</text:p>
          </table:table-cell>
          <table:table-cell office:value-type="float" office:value="0">
            <text:p>0</text:p>
          </table:table-cell>
          <table:table-cell office:value-type="float" office:value="-13.7241408488127">
            <text:p>-13.7241408488</text:p>
          </table:table-cell>
          <table:table-cell office:value-type="float" office:value="-15.1764385198074">
            <text:p>-15.1764385198</text:p>
          </table:table-cell>
        </table:table-row>
        <table:table-row table:style-name="ro2">
          <table:table-cell office:value-type="string">
            <text:p>ExtendedRosenbrock10000</text:p>
          </table:table-cell>
          <table:table-cell office:value-type="float" office:value="-0.160940067318551">
            <text:p>-0.1609400673</text:p>
          </table:table-cell>
          <table:table-cell office:value-type="float" office:value="-0.356547249082512">
            <text:p>-0.3565472491</text:p>
          </table:table-cell>
          <table:table-cell office:value-type="float" office:value="-6.86207713220785">
            <text:p>-6.8620771322</text:p>
          </table:table-cell>
        </table:table-row>
        <table:table-row table:style-name="ro2">
          <table:table-cell office:value-type="string">
            <text:p>ExtendedPowellSingular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-3.41994540608261">
            <text:p>-3.4199454061</text:p>
          </table:table-cell>
        </table:table-row>
        <table:table-row table:style-name="ro2">
          <table:table-cell office:value-type="string">
            <text:p>VariableDimensionF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-7.36317998948816">
            <text:p>-7.3631799895</text:p>
          </table:table-cell>
        </table:table-row>
        <table:table-row table:style-name="ro2">
          <table:table-cell office:value-type="string">
            <text:p>LinearFFullRank10000</text:p>
          </table:table-cell>
          <table:table-cell office:value-type="float" office:value="0">
            <text:p>0</text:p>
          </table:table-cell>
          <table:table-cell office:value-type="float" office:value="-5.33750753625845">
            <text:p>-5.3375075363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-0.0588800759905883">
            <text:p>-0.058880076</text:p>
          </table:table-cell>
          <table:table-cell table:formula="of:=VALUE(TRIM(INDIRECT(ADDRESS(2;3;4))))" office:value-type="float" office:value="-0.364784878052535">
            <text:p>-0.3647848781</text:p>
          </table:table-cell>
          <table:table-cell table:formula="of:=VALUE(TRIM(INDIRECT(ADDRESS(2;4;4))))" office:value-type="float" office:value="-7.80196453787116">
            <text:p>-7.8019645379</text:p>
          </table:table-cell>
        </table:table-row>
        <table:table-row table:style-name="ro2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-0.400899926123481">
            <text:p>-0.4008999261</text:p>
          </table:table-cell>
          <table:table-cell table:formula="of:=VALUE(TRIM(INDIRECT(ADDRESS(3;4;4))))" office:value-type="float" office:value="-3.70213997402973">
            <text:p>-3.702139974</text:p>
          </table:table-cell>
        </table:table-row>
        <table:table-row table:style-name="ro2">
          <table:table-cell/>
          <table:table-cell table:formula="of:=VALUE(TRIM(INDIRECT(ADDRESS(4;2;4))))" office:value-type="float" office:value="0">
            <text:p>0</text:p>
          </table:table-cell>
          <table:table-cell table:formula="of:=VALUE(TRIM(INDIRECT(ADDRESS(4;3;4))))" office:value-type="float" office:value="0">
            <text:p>0</text:p>
          </table:table-cell>
          <table:table-cell table:formula="of:=VALUE(TRIM(INDIRECT(ADDRESS(4;4;4))))" office:value-type="float" office:value="-8.20835928690481">
            <text:p>-8.2083592869</text:p>
          </table:table-cell>
        </table:table-row>
        <table:table-row table:style-name="ro2">
          <table:table-cell/>
          <table:table-cell table:formula="of:=VALUE(TRIM(INDIRECT(ADDRESS(5;2;4))))" office:value-type="float" office:value="0">
            <text:p>0</text:p>
          </table:table-cell>
          <table:table-cell table:formula="of:=VALUE(TRIM(INDIRECT(ADDRESS(5;3;4))))" office:value-type="float" office:value="-13.7241408488127">
            <text:p>-13.7241408488</text:p>
          </table:table-cell>
          <table:table-cell table:formula="of:=VALUE(TRIM(INDIRECT(ADDRESS(5;4;4))))" office:value-type="float" office:value="-15.1764385198074">
            <text:p>-15.1764385198</text:p>
          </table:table-cell>
        </table:table-row>
        <table:table-row table:style-name="ro2">
          <table:table-cell/>
          <table:table-cell table:formula="of:=VALUE(TRIM(INDIRECT(ADDRESS(6;2;4))))" office:value-type="float" office:value="-0.160940067318551">
            <text:p>-0.1609400673</text:p>
          </table:table-cell>
          <table:table-cell table:formula="of:=VALUE(TRIM(INDIRECT(ADDRESS(6;3;4))))" office:value-type="float" office:value="-0.356547249082512">
            <text:p>-0.3565472491</text:p>
          </table:table-cell>
          <table:table-cell table:formula="of:=VALUE(TRIM(INDIRECT(ADDRESS(6;4;4))))" office:value-type="float" office:value="-6.86207713220785">
            <text:p>-6.8620771322</text:p>
          </table:table-cell>
        </table:table-row>
        <table:table-row table:style-name="ro2">
          <table:table-cell/>
          <table:table-cell table:formula="of:=VALUE(TRIM(INDIRECT(ADDRESS(7;2;4))))" office:value-type="float" office:value="0">
            <text:p>0</text:p>
          </table:table-cell>
          <table:table-cell table:formula="of:=VALUE(TRIM(INDIRECT(ADDRESS(7;3;4))))" office:value-type="float" office:value="0">
            <text:p>0</text:p>
          </table:table-cell>
          <table:table-cell table:formula="of:=VALUE(TRIM(INDIRECT(ADDRESS(7;4;4))))" office:value-type="float" office:value="-3.41994540608261">
            <text:p>-3.4199454061</text:p>
          </table:table-cell>
        </table:table-row>
        <table:table-row table:style-name="ro2">
          <table:table-cell/>
          <table:table-cell table:formula="of:=VALUE(TRIM(INDIRECT(ADDRESS(8;2;4))))" office:value-type="float" office:value="0">
            <text:p>0</text:p>
          </table:table-cell>
          <table:table-cell table:formula="of:=VALUE(TRIM(INDIRECT(ADDRESS(8;3;4))))" office:value-type="float" office:value="0">
            <text:p>0</text:p>
          </table:table-cell>
          <table:table-cell table:formula="of:=VALUE(TRIM(INDIRECT(ADDRESS(8;4;4))))" office:value-type="float" office:value="-7.36317998948816">
            <text:p>-7.3631799895</text:p>
          </table:table-cell>
        </table:table-row>
        <table:table-row table:style-name="ro2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-5.33750753625845">
            <text:p>-5.3375075363</text:p>
          </table:table-cell>
          <table:table-cell table:formula="of:=VALUE(TRIM(INDIRECT(ADDRESS(9;4;4))))" office:value-type="float" office:value="-15.653559774527">
            <text:p>-15.653559774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11;2;4));INDIRECT(ADDRESS(11;2;4)):INDIRECT(ADDRESS(11;4;4));1)" office:value-type="float" office:value="3">
            <text:p>3</text:p>
          </table:table-cell>
          <table:table-cell table:formula="of:=RANK(INDIRECT(ADDRESS(11;3;4));INDIRECT(ADDRESS(11;2;4)):INDIRECT(ADDRESS(11;4;4));1)" office:value-type="float" office:value="2">
            <text:p>2</text:p>
          </table:table-cell>
          <table:table-cell table:formula="of:=RANK(INDIRECT(ADDRESS(11;4;4));INDIRECT(ADDRESS(11;2;4)):INDIRECT(ADDRESS(11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2;2;4));INDIRECT(ADDRESS(12;2;4)):INDIRECT(ADDRESS(12;4;4));1)" office:value-type="float" office:value="3">
            <text:p>3</text:p>
          </table:table-cell>
          <table:table-cell table:formula="of:=RANK(INDIRECT(ADDRESS(12;3;4));INDIRECT(ADDRESS(12;2;4)):INDIRECT(ADDRESS(12;4;4));1)" office:value-type="float" office:value="2">
            <text:p>2</text:p>
          </table:table-cell>
          <table:table-cell table:formula="of:=RANK(INDIRECT(ADDRESS(12;4;4));INDIRECT(ADDRESS(12;2;4)):INDIRECT(ADDRESS(12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3;2;4));INDIRECT(ADDRESS(13;2;4)):INDIRECT(ADDRESS(13;4;4));1)" office:value-type="float" office:value="2">
            <text:p>2</text:p>
          </table:table-cell>
          <table:table-cell table:formula="of:=RANK(INDIRECT(ADDRESS(13;3;4));INDIRECT(ADDRESS(13;2;4)):INDIRECT(ADDRESS(13;4;4));1)" office:value-type="float" office:value="2">
            <text:p>2</text:p>
          </table:table-cell>
          <table:table-cell table:formula="of:=RANK(INDIRECT(ADDRESS(13;4;4));INDIRECT(ADDRESS(13;2;4)):INDIRECT(ADDRESS(13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4;2;4));INDIRECT(ADDRESS(14;2;4)):INDIRECT(ADDRESS(14;4;4));1)" office:value-type="float" office:value="3">
            <text:p>3</text:p>
          </table:table-cell>
          <table:table-cell table:formula="of:=RANK(INDIRECT(ADDRESS(14;3;4));INDIRECT(ADDRESS(14;2;4)):INDIRECT(ADDRESS(14;4;4));1)" office:value-type="float" office:value="2">
            <text:p>2</text:p>
          </table:table-cell>
          <table:table-cell table:formula="of:=RANK(INDIRECT(ADDRESS(14;4;4));INDIRECT(ADDRESS(14;2;4)):INDIRECT(ADDRESS(14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5;2;4));INDIRECT(ADDRESS(15;2;4)):INDIRECT(ADDRESS(15;4;4));1)" office:value-type="float" office:value="3">
            <text:p>3</text:p>
          </table:table-cell>
          <table:table-cell table:formula="of:=RANK(INDIRECT(ADDRESS(15;3;4));INDIRECT(ADDRESS(15;2;4)):INDIRECT(ADDRESS(15;4;4));1)" office:value-type="float" office:value="2">
            <text:p>2</text:p>
          </table:table-cell>
          <table:table-cell table:formula="of:=RANK(INDIRECT(ADDRESS(15;4;4));INDIRECT(ADDRESS(15;2;4)):INDIRECT(ADDRESS(15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6;2;4));INDIRECT(ADDRESS(16;2;4)):INDIRECT(ADDRESS(16;4;4));1)" office:value-type="float" office:value="2">
            <text:p>2</text:p>
          </table:table-cell>
          <table:table-cell table:formula="of:=RANK(INDIRECT(ADDRESS(16;3;4));INDIRECT(ADDRESS(16;2;4)):INDIRECT(ADDRESS(16;4;4));1)" office:value-type="float" office:value="2">
            <text:p>2</text:p>
          </table:table-cell>
          <table:table-cell table:formula="of:=RANK(INDIRECT(ADDRESS(16;4;4));INDIRECT(ADDRESS(16;2;4)):INDIRECT(ADDRESS(16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7;2;4));INDIRECT(ADDRESS(17;2;4)):INDIRECT(ADDRESS(17;4;4));1)" office:value-type="float" office:value="2">
            <text:p>2</text:p>
          </table:table-cell>
          <table:table-cell table:formula="of:=RANK(INDIRECT(ADDRESS(17;3;4));INDIRECT(ADDRESS(17;2;4)):INDIRECT(ADDRESS(17;4;4));1)" office:value-type="float" office:value="2">
            <text:p>2</text:p>
          </table:table-cell>
          <table:table-cell table:formula="of:=RANK(INDIRECT(ADDRESS(17;4;4));INDIRECT(ADDRESS(17;2;4)):INDIRECT(ADDRESS(17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8;2;4));INDIRECT(ADDRESS(18;2;4)):INDIRECT(ADDRESS(18;4;4));1)" office:value-type="float" office:value="3">
            <text:p>3</text:p>
          </table:table-cell>
          <table:table-cell table:formula="of:=RANK(INDIRECT(ADDRESS(18;3;4));INDIRECT(ADDRESS(18;2;4)):INDIRECT(ADDRESS(18;4;4));1)" office:value-type="float" office:value="2">
            <text:p>2</text:p>
          </table:table-cell>
          <table:table-cell table:formula="of:=RANK(INDIRECT(ADDRESS(18;4;4));INDIRECT(ADDRESS(18;2;4)):INDIRECT(ADDRESS(18;4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20;2;4)):INDIRECT(ADDRESS(27;2;4)))" office:value-type="float" office:value="2.625">
            <text:p>2.625</text:p>
          </table:table-cell>
          <table:table-cell table:formula="of:=AVERAGE(INDIRECT(ADDRESS(20;3;4)):INDIRECT(ADDRESS(27;3;4)))" office:value-type="float" office:value="2">
            <text:p>2</text:p>
          </table:table-cell>
          <table:table-cell table:formula="of:=AVERAGE(INDIRECT(ADDRESS(20;4;4)):INDIRECT(ADDRESS(27;4;4)))" office:value-type="float" office:value="1">
            <text:p>1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28;2;4));INDIRECT(ADDRESS(28;2;4)):INDIRECT(ADDRESS(28;4;4));1)" office:value-type="float" office:value="3">
            <text:p>3</text:p>
          </table:table-cell>
          <table:table-cell table:formula="of:=RANK(INDIRECT(ADDRESS(28;3;4));INDIRECT(ADDRESS(28;2;4)):INDIRECT(ADDRESS(28;4;4));1)" office:value-type="float" office:value="2">
            <text:p>2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164894104003906">
            <text:p>0.164894104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28;2;4)):INDIRECT(ADDRESS(28;4;4)))+INDIRECT(ADDRESS(30;2;4))" office:value-type="float" office:value="1.16489410400391">
            <text:p>1.164894104</text:p>
          </table:table-cell>
          <table:table-cell table:formula="of:=MIN(INDIRECT(ADDRESS(28;2;4)):INDIRECT(ADDRESS(28;4;4)))+INDIRECT(ADDRESS(30;3;4))" office:value-type="float" office:value="1.16489410400391">
            <text:p>1.164894104</text:p>
          </table:table-cell>
          <table:table-cell table:formula="of:=MIN(INDIRECT(ADDRESS(28;2;4)):INDIRECT(ADDRESS(28;4;4)))+INDIRECT(ADDRESS(30;4;4))" office:value-type="float" office:value="1.16489410400391">
            <text:p>1.164894104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31;2;4))&gt;INDIRECT(ADDRESS(28;2;4));1;0)" office:value-type="float" office:value="0">
            <text:p>0</text:p>
          </table:table-cell>
          <table:table-cell table:formula="of:=IF(INDIRECT(ADDRESS(31;3;4))&gt;INDIRECT(ADDRESS(28;3;4));1;0)" office:value-type="float" office:value="0">
            <text:p>0</text:p>
          </table:table-cell>
          <table:table-cell table:formula="of:=IF(INDIRECT(ADDRESS(31;4;4))&gt;INDIRECT(ADDRESS(28;4;4));1;0)" office:value-type="float" office:value="1">
            <text:p>1</text:p>
          </table:table-cell>
        </table:table-row>
      </table:table>
      <table:table table:name="ScaledGrad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LBFGSMinimize</text:p>
          </table:table-cell>
        </table:table-row>
        <table:table-row table:style-name="ro2">
          <table:table-cell office:value-type="string">
            <text:p>ExtendedRosenbrock1000</text:p>
          </table:table-cell>
          <table:table-cell office:value-type="float" office:value="0.267353605522969">
            <text:p>0.2673536055</text:p>
          </table:table-cell>
          <table:table-cell office:value-type="float" office:value="0.243939700316964">
            <text:p>0.2439397003</text:p>
          </table:table-cell>
          <table:table-cell office:value-type="float" office:value="0.00409263213280036">
            <text:p>0.0040926321</text:p>
          </table:table-cell>
        </table:table-row>
        <table:table-row table:style-name="ro2">
          <table:table-cell office:value-type="string">
            <text:p>ExtendedPowellSingular1000</text:p>
          </table:table-cell>
          <table:table-cell office:value-type="float" office:value="0.0494079139110855">
            <text:p>0.0494079139</text:p>
          </table:table-cell>
          <table:table-cell office:value-type="float" office:value="1.21625477886758">
            <text:p>1.2162547789</text:p>
          </table:table-cell>
          <table:table-cell office:value-type="float" office:value="0.0325692443662861">
            <text:p>0.0325692444</text:p>
          </table:table-cell>
        </table:table-row>
        <table:table-row table:style-name="ro2">
          <table:table-cell office:value-type="string">
            <text:p>VariableDimensionF1000</text:p>
          </table:table-cell>
          <table:table-cell office:value-type="float" office:value="0.843586461013097">
            <text:p>0.843586461</text:p>
          </table:table-cell>
          <table:table-cell office:value-type="float" office:value="0.00141642581843883">
            <text:p>0.0014164258</text:p>
          </table:table-cell>
          <table:table-cell office:value-type="float" office:value="0.00025142027044487">
            <text:p>0.0002514203</text:p>
          </table:table-cell>
        </table:table-row>
        <table:table-row table:style-name="ro2">
          <table:table-cell office:value-type="string">
            <text:p>LinearFFullRank1000</text:p>
          </table:table-cell>
          <table:table-cell office:value-type="float" office:value="0.019333123104892">
            <text:p>0.0193331231</text:p>
          </table:table-cell>
          <table:table-cell office:value-type="string">
            <text:p>1.7870655538921627e-008</text:p>
          </table:table-cell>
          <table:table-cell office:value-type="string">
            <text:p>2.2436639776587071e-009</text:p>
          </table:table-cell>
        </table:table-row>
        <table:table-row table:style-name="ro2">
          <table:table-cell office:value-type="string">
            <text:p>ExtendedRosenbrock10000</text:p>
          </table:table-cell>
          <table:table-cell office:value-type="float" office:value="0.0837883448072853">
            <text:p>0.0837883448</text:p>
          </table:table-cell>
          <table:table-cell office:value-type="float" office:value="0.0685910475067824">
            <text:p>0.0685910475</text:p>
          </table:table-cell>
          <table:table-cell office:value-type="float" office:value="0.0313817183582282">
            <text:p>0.0313817184</text:p>
          </table:table-cell>
        </table:table-row>
        <table:table-row table:style-name="ro2">
          <table:table-cell office:value-type="string">
            <text:p>ExtendedPowellSingular10000</text:p>
          </table:table-cell>
          <table:table-cell office:value-type="float" office:value="0.019047850140675">
            <text:p>0.0190478501</text:p>
          </table:table-cell>
          <table:table-cell office:value-type="float" office:value="0.0176412211793795">
            <text:p>0.0176412212</text:p>
          </table:table-cell>
          <table:table-cell office:value-type="float" office:value="2.1853300158338">
            <text:p>2.1853300158</text:p>
          </table:table-cell>
        </table:table-row>
        <table:table-row table:style-name="ro2">
          <table:table-cell office:value-type="string">
            <text:p>VariableDimensionF10000</text:p>
          </table:table-cell>
          <table:table-cell office:value-type="float" office:value="3.99192664123945">
            <text:p>3.9919266412</text:p>
          </table:table-cell>
          <table:table-cell office:value-type="float" office:value="0.000422244151764184">
            <text:p>0.0004222442</text:p>
          </table:table-cell>
          <table:table-cell office:value-type="float" office:value="0.0199161327466956">
            <text:p>0.0199161327</text:p>
          </table:table-cell>
        </table:table-row>
        <table:table-row table:style-name="ro2">
          <table:table-cell office:value-type="string">
            <text:p>LinearFFullRank10000</text:p>
          </table:table-cell>
          <table:table-cell office:value-type="float" office:value="0.00501128774404159">
            <text:p>0.0050112877</text:p>
          </table:table-cell>
          <table:table-cell office:value-type="float" office:value="0.995934053409835">
            <text:p>0.9959340534</text:p>
          </table:table-cell>
          <table:table-cell office:value-type="string">
            <text:p>9.1563778412958887e-01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0.267353605522969">
            <text:p>0.2673536055</text:p>
          </table:table-cell>
          <table:table-cell table:formula="of:=VALUE(TRIM(INDIRECT(ADDRESS(2;3;4))))" office:value-type="float" office:value="0.243939700316964">
            <text:p>0.2439397003</text:p>
          </table:table-cell>
          <table:table-cell table:formula="of:=VALUE(TRIM(INDIRECT(ADDRESS(2;4;4))))" office:value-type="float" office:value="0.00409263213280036">
            <text:p>0.0040926321</text:p>
          </table:table-cell>
        </table:table-row>
        <table:table-row table:style-name="ro2">
          <table:table-cell/>
          <table:table-cell table:formula="of:=VALUE(TRIM(INDIRECT(ADDRESS(3;2;4))))" office:value-type="float" office:value="0.0494079139110855">
            <text:p>0.0494079139</text:p>
          </table:table-cell>
          <table:table-cell table:formula="of:=VALUE(TRIM(INDIRECT(ADDRESS(3;3;4))))" office:value-type="float" office:value="1.21625477886758">
            <text:p>1.2162547789</text:p>
          </table:table-cell>
          <table:table-cell table:formula="of:=VALUE(TRIM(INDIRECT(ADDRESS(3;4;4))))" office:value-type="float" office:value="0.0325692443662861">
            <text:p>0.0325692444</text:p>
          </table:table-cell>
        </table:table-row>
        <table:table-row table:style-name="ro2">
          <table:table-cell/>
          <table:table-cell table:formula="of:=VALUE(TRIM(INDIRECT(ADDRESS(4;2;4))))" office:value-type="float" office:value="0.843586461013097">
            <text:p>0.843586461</text:p>
          </table:table-cell>
          <table:table-cell table:formula="of:=VALUE(TRIM(INDIRECT(ADDRESS(4;3;4))))" office:value-type="float" office:value="0.00141642581843883">
            <text:p>0.0014164258</text:p>
          </table:table-cell>
          <table:table-cell table:formula="of:=VALUE(TRIM(INDIRECT(ADDRESS(4;4;4))))" office:value-type="float" office:value="0.00025142027044487">
            <text:p>0.0002514203</text:p>
          </table:table-cell>
        </table:table-row>
        <table:table-row table:style-name="ro2">
          <table:table-cell/>
          <table:table-cell table:formula="of:=VALUE(TRIM(INDIRECT(ADDRESS(5;2;4))))" office:value-type="float" office:value="0.019333123104892">
            <text:p>0.0193331231</text:p>
          </table:table-cell>
          <table:table-cell table:formula="of:=VALUE(TRIM(INDIRECT(ADDRESS(5;3;4))))" office:value-type="float" office:value="0.0000000178706555389216">
            <text:p>1.78706555389216E-008</text:p>
          </table:table-cell>
          <table:table-cell table:formula="of:=VALUE(TRIM(INDIRECT(ADDRESS(5;4;4))))" office:value-type="float" office:value="0.00000000224366397765871">
            <text:p>2.24366397765871E-009</text:p>
          </table:table-cell>
        </table:table-row>
        <table:table-row table:style-name="ro2">
          <table:table-cell/>
          <table:table-cell table:formula="of:=VALUE(TRIM(INDIRECT(ADDRESS(6;2;4))))" office:value-type="float" office:value="0.0837883448072853">
            <text:p>0.0837883448</text:p>
          </table:table-cell>
          <table:table-cell table:formula="of:=VALUE(TRIM(INDIRECT(ADDRESS(6;3;4))))" office:value-type="float" office:value="0.0685910475067824">
            <text:p>0.0685910475</text:p>
          </table:table-cell>
          <table:table-cell table:formula="of:=VALUE(TRIM(INDIRECT(ADDRESS(6;4;4))))" office:value-type="float" office:value="0.0313817183582282">
            <text:p>0.0313817184</text:p>
          </table:table-cell>
        </table:table-row>
        <table:table-row table:style-name="ro2">
          <table:table-cell/>
          <table:table-cell table:formula="of:=VALUE(TRIM(INDIRECT(ADDRESS(7;2;4))))" office:value-type="float" office:value="0.019047850140675">
            <text:p>0.0190478501</text:p>
          </table:table-cell>
          <table:table-cell table:formula="of:=VALUE(TRIM(INDIRECT(ADDRESS(7;3;4))))" office:value-type="float" office:value="0.0176412211793795">
            <text:p>0.0176412212</text:p>
          </table:table-cell>
          <table:table-cell table:formula="of:=VALUE(TRIM(INDIRECT(ADDRESS(7;4;4))))" office:value-type="float" office:value="2.1853300158338">
            <text:p>2.1853300158</text:p>
          </table:table-cell>
        </table:table-row>
        <table:table-row table:style-name="ro2">
          <table:table-cell/>
          <table:table-cell table:formula="of:=VALUE(TRIM(INDIRECT(ADDRESS(8;2;4))))" office:value-type="float" office:value="3.99192664123945">
            <text:p>3.9919266412</text:p>
          </table:table-cell>
          <table:table-cell table:formula="of:=VALUE(TRIM(INDIRECT(ADDRESS(8;3;4))))" office:value-type="float" office:value="0.000422244151764184">
            <text:p>0.0004222442</text:p>
          </table:table-cell>
          <table:table-cell table:formula="of:=VALUE(TRIM(INDIRECT(ADDRESS(8;4;4))))" office:value-type="float" office:value="0.0199161327466956">
            <text:p>0.0199161327</text:p>
          </table:table-cell>
        </table:table-row>
        <table:table-row table:style-name="ro2">
          <table:table-cell/>
          <table:table-cell table:formula="of:=VALUE(TRIM(INDIRECT(ADDRESS(9;2;4))))" office:value-type="float" office:value="0.00501128774404159">
            <text:p>0.0050112877</text:p>
          </table:table-cell>
          <table:table-cell table:formula="of:=VALUE(TRIM(INDIRECT(ADDRESS(9;3;4))))" office:value-type="float" office:value="0.995934053409835">
            <text:p>0.9959340534</text:p>
          </table:table-cell>
          <table:table-cell table:formula="of:=VALUE(TRIM(INDIRECT(ADDRESS(9;4;4))))" office:value-type="float" office:value="0.000000000915637784129589">
            <text:p>9.15637784129589E-01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11;2;4));INDIRECT(ADDRESS(11;2;4)):INDIRECT(ADDRESS(11;4;4));1)" office:value-type="float" office:value="3">
            <text:p>3</text:p>
          </table:table-cell>
          <table:table-cell table:formula="of:=RANK(INDIRECT(ADDRESS(11;3;4));INDIRECT(ADDRESS(11;2;4)):INDIRECT(ADDRESS(11;4;4));1)" office:value-type="float" office:value="2">
            <text:p>2</text:p>
          </table:table-cell>
          <table:table-cell table:formula="of:=RANK(INDIRECT(ADDRESS(11;4;4));INDIRECT(ADDRESS(11;2;4)):INDIRECT(ADDRESS(11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2;2;4));INDIRECT(ADDRESS(12;2;4)):INDIRECT(ADDRESS(12;4;4));1)" office:value-type="float" office:value="2">
            <text:p>2</text:p>
          </table:table-cell>
          <table:table-cell table:formula="of:=RANK(INDIRECT(ADDRESS(12;3;4));INDIRECT(ADDRESS(12;2;4)):INDIRECT(ADDRESS(12;4;4));1)" office:value-type="float" office:value="3">
            <text:p>3</text:p>
          </table:table-cell>
          <table:table-cell table:formula="of:=RANK(INDIRECT(ADDRESS(12;4;4));INDIRECT(ADDRESS(12;2;4)):INDIRECT(ADDRESS(12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3;2;4));INDIRECT(ADDRESS(13;2;4)):INDIRECT(ADDRESS(13;4;4));1)" office:value-type="float" office:value="3">
            <text:p>3</text:p>
          </table:table-cell>
          <table:table-cell table:formula="of:=RANK(INDIRECT(ADDRESS(13;3;4));INDIRECT(ADDRESS(13;2;4)):INDIRECT(ADDRESS(13;4;4));1)" office:value-type="float" office:value="2">
            <text:p>2</text:p>
          </table:table-cell>
          <table:table-cell table:formula="of:=RANK(INDIRECT(ADDRESS(13;4;4));INDIRECT(ADDRESS(13;2;4)):INDIRECT(ADDRESS(13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4;2;4));INDIRECT(ADDRESS(14;2;4)):INDIRECT(ADDRESS(14;4;4));1)" office:value-type="float" office:value="3">
            <text:p>3</text:p>
          </table:table-cell>
          <table:table-cell table:formula="of:=RANK(INDIRECT(ADDRESS(14;3;4));INDIRECT(ADDRESS(14;2;4)):INDIRECT(ADDRESS(14;4;4));1)" office:value-type="float" office:value="2">
            <text:p>2</text:p>
          </table:table-cell>
          <table:table-cell table:formula="of:=RANK(INDIRECT(ADDRESS(14;4;4));INDIRECT(ADDRESS(14;2;4)):INDIRECT(ADDRESS(14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5;2;4));INDIRECT(ADDRESS(15;2;4)):INDIRECT(ADDRESS(15;4;4));1)" office:value-type="float" office:value="3">
            <text:p>3</text:p>
          </table:table-cell>
          <table:table-cell table:formula="of:=RANK(INDIRECT(ADDRESS(15;3;4));INDIRECT(ADDRESS(15;2;4)):INDIRECT(ADDRESS(15;4;4));1)" office:value-type="float" office:value="2">
            <text:p>2</text:p>
          </table:table-cell>
          <table:table-cell table:formula="of:=RANK(INDIRECT(ADDRESS(15;4;4));INDIRECT(ADDRESS(15;2;4)):INDIRECT(ADDRESS(15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6;2;4));INDIRECT(ADDRESS(16;2;4)):INDIRECT(ADDRESS(16;4;4));1)" office:value-type="float" office:value="2">
            <text:p>2</text:p>
          </table:table-cell>
          <table:table-cell table:formula="of:=RANK(INDIRECT(ADDRESS(16;3;4));INDIRECT(ADDRESS(16;2;4)):INDIRECT(ADDRESS(16;4;4));1)" office:value-type="float" office:value="1">
            <text:p>1</text:p>
          </table:table-cell>
          <table:table-cell table:formula="of:=RANK(INDIRECT(ADDRESS(16;4;4));INDIRECT(ADDRESS(16;2;4)):INDIRECT(ADDRESS(16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17;2;4));INDIRECT(ADDRESS(17;2;4)):INDIRECT(ADDRESS(17;4;4));1)" office:value-type="float" office:value="3">
            <text:p>3</text:p>
          </table:table-cell>
          <table:table-cell table:formula="of:=RANK(INDIRECT(ADDRESS(17;3;4));INDIRECT(ADDRESS(17;2;4)):INDIRECT(ADDRESS(17;4;4));1)" office:value-type="float" office:value="1">
            <text:p>1</text:p>
          </table:table-cell>
          <table:table-cell table:formula="of:=RANK(INDIRECT(ADDRESS(17;4;4));INDIRECT(ADDRESS(17;2;4)):INDIRECT(ADDRESS(17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18;2;4));INDIRECT(ADDRESS(18;2;4)):INDIRECT(ADDRESS(18;4;4));1)" office:value-type="float" office:value="2">
            <text:p>2</text:p>
          </table:table-cell>
          <table:table-cell table:formula="of:=RANK(INDIRECT(ADDRESS(18;3;4));INDIRECT(ADDRESS(18;2;4)):INDIRECT(ADDRESS(18;4;4));1)" office:value-type="float" office:value="3">
            <text:p>3</text:p>
          </table:table-cell>
          <table:table-cell table:formula="of:=RANK(INDIRECT(ADDRESS(18;4;4));INDIRECT(ADDRESS(18;2;4)):INDIRECT(ADDRESS(18;4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20;2;4)):INDIRECT(ADDRESS(27;2;4)))" office:value-type="float" office:value="2.625">
            <text:p>2.625</text:p>
          </table:table-cell>
          <table:table-cell table:formula="of:=AVERAGE(INDIRECT(ADDRESS(20;3;4)):INDIRECT(ADDRESS(27;3;4)))" office:value-type="float" office:value="2">
            <text:p>2</text:p>
          </table:table-cell>
          <table:table-cell table:formula="of:=AVERAGE(INDIRECT(ADDRESS(20;4;4)):INDIRECT(ADDRESS(27;4;4)))" office:value-type="float" office:value="1.375">
            <text:p>1.375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28;2;4));INDIRECT(ADDRESS(28;2;4)):INDIRECT(ADDRESS(28;4;4));1)" office:value-type="float" office:value="3">
            <text:p>3</text:p>
          </table:table-cell>
          <table:table-cell table:formula="of:=RANK(INDIRECT(ADDRESS(28;3;4));INDIRECT(ADDRESS(28;2;4)):INDIRECT(ADDRESS(28;4;4));1)" office:value-type="float" office:value="2">
            <text:p>2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164894104003906">
            <text:p>0.164894104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28;2;4)):INDIRECT(ADDRESS(28;4;4)))+INDIRECT(ADDRESS(30;2;4))" office:value-type="float" office:value="1.53989410400391">
            <text:p>1.539894104</text:p>
          </table:table-cell>
          <table:table-cell table:formula="of:=MIN(INDIRECT(ADDRESS(28;2;4)):INDIRECT(ADDRESS(28;4;4)))+INDIRECT(ADDRESS(30;3;4))" office:value-type="float" office:value="1.53989410400391">
            <text:p>1.539894104</text:p>
          </table:table-cell>
          <table:table-cell table:formula="of:=MIN(INDIRECT(ADDRESS(28;2;4)):INDIRECT(ADDRESS(28;4;4)))+INDIRECT(ADDRESS(30;4;4))" office:value-type="float" office:value="1.53989410400391">
            <text:p>1.539894104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31;2;4))&gt;INDIRECT(ADDRESS(28;2;4));1;0)" office:value-type="float" office:value="0">
            <text:p>0</text:p>
          </table:table-cell>
          <table:table-cell table:formula="of:=IF(INDIRECT(ADDRESS(31;3;4))&gt;INDIRECT(ADDRESS(28;3;4));1;0)" office:value-type="float" office:value="0">
            <text:p>0</text:p>
          </table:table-cell>
          <table:table-cell table:formula="of:=IF(INDIRECT(ADDRESS(31;4;4))&gt;INDIRECT(ADDRESS(28;4;4));1;0)" office:value-type="float" office:value="1">
            <text:p>1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/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LBFGSMinimize</text:p>
          </table:table-cell>
        </table:table-row>
        <table:table-row table:style-name="ro1">
          <table:table-cell office:value-type="string">
            <text:p>ExtendedRosenbrock1000</text:p>
          </table:table-cell>
          <table:table-cell table:number-columns-repeated="2" office:value-type="float" office:value="0">
            <text:p>0</text:p>
          </table:table-cell>
          <table:table-cell office:value-type="float" office:value="-6.75348152891669">
            <text:p>-6.7534815289</text:p>
          </table:table-cell>
        </table:table-row>
        <table:table-row table:style-name="ro1">
          <table:table-cell office:value-type="string">
            <text:p>ExtendedPowellSingular1000</text:p>
          </table:table-cell>
          <table:table-cell table:number-columns-repeated="2" office:value-type="float" office:value="0">
            <text:p>0</text:p>
          </table:table-cell>
          <table:table-cell office:value-type="float" office:value="-5.64450407616719">
            <text:p>-5.6445040762</text:p>
          </table:table-cell>
        </table:table-row>
        <table:table-row table:style-name="ro1">
          <table:table-cell office:value-type="string">
            <text:p>VariableDimensionF1000</text:p>
          </table:table-cell>
          <table:table-cell table:number-columns-repeated="2" office:value-type="float" office:value="0">
            <text:p>0</text:p>
          </table:table-cell>
          <table:table-cell office:value-type="float" office:value="-7.1479187720382">
            <text:p>-7.147918772</text:p>
          </table:table-cell>
        </table:table-row>
        <table:table-row table:style-name="ro1">
          <table:table-cell office:value-type="string">
            <text:p>LinearFFullRank1000</text:p>
          </table:table-cell>
          <table:table-cell office:value-type="float" office:value="0">
            <text:p>0</text:p>
          </table:table-cell>
          <table:table-cell office:value-type="float" office:value="-12.968953740961">
            <text:p>-12.968953741</text:p>
          </table:table-cell>
          <table:table-cell office:value-type="float" office:value="-13.8508015018254">
            <text:p>-13.8508015018</text:p>
          </table:table-cell>
        </table:table-row>
        <table:table-row table:style-name="ro1">
          <table:table-cell office:value-type="string">
            <text:p>ExtendedRosenbrock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-5.314078917163">
            <text:p>-5.3140789172</text:p>
          </table:table-cell>
        </table:table-row>
        <table:table-row table:style-name="ro1">
          <table:table-cell office:value-type="string">
            <text:p>ExtendedPowellSingular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-4.37442405622446">
            <text:p>-4.3744240562</text:p>
          </table:table-cell>
        </table:table-row>
        <table:table-row table:style-name="ro1">
          <table:table-cell office:value-type="string">
            <text:p>VariableDimensionF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-5.85247081376223">
            <text:p>-5.8524708138</text:p>
          </table:table-cell>
        </table:table-row>
        <table:table-row table:style-name="ro1">
          <table:table-cell office:value-type="string">
            <text:p>LinearFFullRank10000</text:p>
          </table:table-cell>
          <table:table-cell office:value-type="float" office:value="0">
            <text:p>0</text:p>
          </table:table-cell>
          <table:table-cell office:value-type="float" office:value="-4.17436463804772">
            <text:p>-4.174364638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VALUE(TRIM(INDIRECT(ADDRESS(2;2;4))))" office:value-type="float" office:value="0">
            <text:p>0</text:p>
          </table:table-cell>
          <table:table-cell table:formula="of:=VALUE(TRIM(INDIRECT(ADDRESS(2;3;4))))" office:value-type="float" office:value="0">
            <text:p>0</text:p>
          </table:table-cell>
          <table:table-cell table:formula="of:=VALUE(TRIM(INDIRECT(ADDRESS(2;4;4))))" office:value-type="float" office:value="-6.75348152891669">
            <text:p>-6.7534815289</text:p>
          </table:table-cell>
        </table:table-row>
        <table:table-row table:style-name="ro1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0">
            <text:p>0</text:p>
          </table:table-cell>
          <table:table-cell table:formula="of:=VALUE(TRIM(INDIRECT(ADDRESS(3;4;4))))" office:value-type="float" office:value="-5.64450407616719">
            <text:p>-5.6445040762</text:p>
          </table:table-cell>
        </table:table-row>
        <table:table-row table:style-name="ro1">
          <table:table-cell/>
          <table:table-cell table:formula="of:=VALUE(TRIM(INDIRECT(ADDRESS(4;2;4))))" office:value-type="float" office:value="0">
            <text:p>0</text:p>
          </table:table-cell>
          <table:table-cell table:formula="of:=VALUE(TRIM(INDIRECT(ADDRESS(4;3;4))))" office:value-type="float" office:value="0">
            <text:p>0</text:p>
          </table:table-cell>
          <table:table-cell table:formula="of:=VALUE(TRIM(INDIRECT(ADDRESS(4;4;4))))" office:value-type="float" office:value="-7.1479187720382">
            <text:p>-7.147918772</text:p>
          </table:table-cell>
        </table:table-row>
        <table:table-row table:style-name="ro1">
          <table:table-cell/>
          <table:table-cell table:formula="of:=VALUE(TRIM(INDIRECT(ADDRESS(5;2;4))))" office:value-type="float" office:value="0">
            <text:p>0</text:p>
          </table:table-cell>
          <table:table-cell table:formula="of:=VALUE(TRIM(INDIRECT(ADDRESS(5;3;4))))" office:value-type="float" office:value="-12.968953740961">
            <text:p>-12.968953741</text:p>
          </table:table-cell>
          <table:table-cell table:formula="of:=VALUE(TRIM(INDIRECT(ADDRESS(5;4;4))))" office:value-type="float" office:value="-13.8508015018254">
            <text:p>-13.8508015018</text:p>
          </table:table-cell>
        </table:table-row>
        <table:table-row table:style-name="ro1">
          <table:table-cell/>
          <table:table-cell table:formula="of:=VALUE(TRIM(INDIRECT(ADDRESS(6;2;4))))" office:value-type="float" office:value="0">
            <text:p>0</text:p>
          </table:table-cell>
          <table:table-cell table:formula="of:=VALUE(TRIM(INDIRECT(ADDRESS(6;3;4))))" office:value-type="float" office:value="0">
            <text:p>0</text:p>
          </table:table-cell>
          <table:table-cell table:formula="of:=VALUE(TRIM(INDIRECT(ADDRESS(6;4;4))))" office:value-type="float" office:value="-5.314078917163">
            <text:p>-5.3140789172</text:p>
          </table:table-cell>
        </table:table-row>
        <table:table-row table:style-name="ro1">
          <table:table-cell/>
          <table:table-cell table:formula="of:=VALUE(TRIM(INDIRECT(ADDRESS(7;2;4))))" office:value-type="float" office:value="0">
            <text:p>0</text:p>
          </table:table-cell>
          <table:table-cell table:formula="of:=VALUE(TRIM(INDIRECT(ADDRESS(7;3;4))))" office:value-type="float" office:value="0">
            <text:p>0</text:p>
          </table:table-cell>
          <table:table-cell table:formula="of:=VALUE(TRIM(INDIRECT(ADDRESS(7;4;4))))" office:value-type="float" office:value="-4.37442405622446">
            <text:p>-4.3744240562</text:p>
          </table:table-cell>
        </table:table-row>
        <table:table-row table:style-name="ro1">
          <table:table-cell/>
          <table:table-cell table:formula="of:=VALUE(TRIM(INDIRECT(ADDRESS(8;2;4))))" office:value-type="float" office:value="0">
            <text:p>0</text:p>
          </table:table-cell>
          <table:table-cell table:formula="of:=VALUE(TRIM(INDIRECT(ADDRESS(8;3;4))))" office:value-type="float" office:value="0">
            <text:p>0</text:p>
          </table:table-cell>
          <table:table-cell table:formula="of:=VALUE(TRIM(INDIRECT(ADDRESS(8;4;4))))" office:value-type="float" office:value="-5.85247081376223">
            <text:p>-5.8524708138</text:p>
          </table:table-cell>
        </table:table-row>
        <table:table-row table:style-name="ro1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-4.17436463804772">
            <text:p>-4.174364638</text:p>
          </table:table-cell>
          <table:table-cell table:formula="of:=VALUE(TRIM(INDIRECT(ADDRESS(9;4;4))))" office:value-type="float" office:value="-15.653559774527">
            <text:p>-15.65355977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RANK(INDIRECT(ADDRESS(11;2;4));INDIRECT(ADDRESS(11;2;4)):INDIRECT(ADDRESS(11;4;4));1)" office:value-type="float" office:value="2">
            <text:p>2</text:p>
          </table:table-cell>
          <table:table-cell table:formula="of:=RANK(INDIRECT(ADDRESS(11;3;4));INDIRECT(ADDRESS(11;2;4)):INDIRECT(ADDRESS(11;4;4));1)" office:value-type="float" office:value="2">
            <text:p>2</text:p>
          </table:table-cell>
          <table:table-cell table:formula="of:=RANK(INDIRECT(ADDRESS(11;4;4));INDIRECT(ADDRESS(11;2;4)):INDIRECT(ADDRESS(1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2;2;4));INDIRECT(ADDRESS(12;2;4)):INDIRECT(ADDRESS(12;4;4));1)" office:value-type="float" office:value="2">
            <text:p>2</text:p>
          </table:table-cell>
          <table:table-cell table:formula="of:=RANK(INDIRECT(ADDRESS(12;3;4));INDIRECT(ADDRESS(12;2;4)):INDIRECT(ADDRESS(12;4;4));1)" office:value-type="float" office:value="2">
            <text:p>2</text:p>
          </table:table-cell>
          <table:table-cell table:formula="of:=RANK(INDIRECT(ADDRESS(12;4;4));INDIRECT(ADDRESS(12;2;4)):INDIRECT(ADDRESS(1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3;2;4));INDIRECT(ADDRESS(13;2;4)):INDIRECT(ADDRESS(13;4;4));1)" office:value-type="float" office:value="2">
            <text:p>2</text:p>
          </table:table-cell>
          <table:table-cell table:formula="of:=RANK(INDIRECT(ADDRESS(13;3;4));INDIRECT(ADDRESS(13;2;4)):INDIRECT(ADDRESS(13;4;4));1)" office:value-type="float" office:value="2">
            <text:p>2</text:p>
          </table:table-cell>
          <table:table-cell table:formula="of:=RANK(INDIRECT(ADDRESS(13;4;4));INDIRECT(ADDRESS(13;2;4)):INDIRECT(ADDRESS(1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4;2;4));INDIRECT(ADDRESS(14;2;4)):INDIRECT(ADDRESS(14;4;4));1)" office:value-type="float" office:value="3">
            <text:p>3</text:p>
          </table:table-cell>
          <table:table-cell table:formula="of:=RANK(INDIRECT(ADDRESS(14;3;4));INDIRECT(ADDRESS(14;2;4)):INDIRECT(ADDRESS(14;4;4));1)" office:value-type="float" office:value="2">
            <text:p>2</text:p>
          </table:table-cell>
          <table:table-cell table:formula="of:=RANK(INDIRECT(ADDRESS(14;4;4));INDIRECT(ADDRESS(14;2;4)):INDIRECT(ADDRESS(14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5;2;4));INDIRECT(ADDRESS(15;2;4)):INDIRECT(ADDRESS(15;4;4));1)" office:value-type="float" office:value="2">
            <text:p>2</text:p>
          </table:table-cell>
          <table:table-cell table:formula="of:=RANK(INDIRECT(ADDRESS(15;3;4));INDIRECT(ADDRESS(15;2;4)):INDIRECT(ADDRESS(15;4;4));1)" office:value-type="float" office:value="2">
            <text:p>2</text:p>
          </table:table-cell>
          <table:table-cell table:formula="of:=RANK(INDIRECT(ADDRESS(15;4;4));INDIRECT(ADDRESS(15;2;4)):INDIRECT(ADDRESS(15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6;2;4));INDIRECT(ADDRESS(16;2;4)):INDIRECT(ADDRESS(16;4;4));1)" office:value-type="float" office:value="2">
            <text:p>2</text:p>
          </table:table-cell>
          <table:table-cell table:formula="of:=RANK(INDIRECT(ADDRESS(16;3;4));INDIRECT(ADDRESS(16;2;4)):INDIRECT(ADDRESS(16;4;4));1)" office:value-type="float" office:value="2">
            <text:p>2</text:p>
          </table:table-cell>
          <table:table-cell table:formula="of:=RANK(INDIRECT(ADDRESS(16;4;4));INDIRECT(ADDRESS(16;2;4)):INDIRECT(ADDRESS(16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7;2;4));INDIRECT(ADDRESS(17;2;4)):INDIRECT(ADDRESS(17;4;4));1)" office:value-type="float" office:value="2">
            <text:p>2</text:p>
          </table:table-cell>
          <table:table-cell table:formula="of:=RANK(INDIRECT(ADDRESS(17;3;4));INDIRECT(ADDRESS(17;2;4)):INDIRECT(ADDRESS(17;4;4));1)" office:value-type="float" office:value="2">
            <text:p>2</text:p>
          </table:table-cell>
          <table:table-cell table:formula="of:=RANK(INDIRECT(ADDRESS(17;4;4));INDIRECT(ADDRESS(17;2;4)):INDIRECT(ADDRESS(17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8;2;4));INDIRECT(ADDRESS(18;2;4)):INDIRECT(ADDRESS(18;4;4));1)" office:value-type="float" office:value="3">
            <text:p>3</text:p>
          </table:table-cell>
          <table:table-cell table:formula="of:=RANK(INDIRECT(ADDRESS(18;3;4));INDIRECT(ADDRESS(18;2;4)):INDIRECT(ADDRESS(18;4;4));1)" office:value-type="float" office:value="2">
            <text:p>2</text:p>
          </table:table-cell>
          <table:table-cell table:formula="of:=RANK(INDIRECT(ADDRESS(18;4;4));INDIRECT(ADDRESS(18;2;4)):INDIRECT(ADDRESS(18;4;4));1)" office:value-type="float" office:value="1">
            <text:p>1</text:p>
          </table:table-cell>
        </table:table-row>
        <table:table-row table:style-name="ro1">
          <table:table-cell office:value-type="string">
            <text:p>Ave Ranks</text:p>
          </table:table-cell>
          <table:table-cell table:formula="of:=AVERAGE(INDIRECT(ADDRESS(20;2;4)):INDIRECT(ADDRESS(27;2;4)))" office:value-type="float" office:value="2.25">
            <text:p>2.25</text:p>
          </table:table-cell>
          <table:table-cell table:formula="of:=AVERAGE(INDIRECT(ADDRESS(20;3;4)):INDIRECT(ADDRESS(27;3;4)))" office:value-type="float" office:value="2">
            <text:p>2</text:p>
          </table:table-cell>
          <table:table-cell table:formula="of:=AVERAGE(INDIRECT(ADDRESS(20;4;4)):INDIRECT(ADDRESS(27;4;4)))" office:value-type="float" office:value="1">
            <text:p>1</text:p>
          </table:table-cell>
        </table:table-row>
        <table:table-row table:style-name="ro1">
          <table:table-cell office:value-type="string">
            <text:p>Total Rank</text:p>
          </table:table-cell>
          <table:table-cell table:formula="of:=RANK(INDIRECT(ADDRESS(28;2;4));INDIRECT(ADDRESS(28;2;4)):INDIRECT(ADDRESS(28;4;4));1)" office:value-type="float" office:value="3">
            <text:p>3</text:p>
          </table:table-cell>
          <table:table-cell table:formula="of:=RANK(INDIRECT(ADDRESS(28;3;4));INDIRECT(ADDRESS(28;2;4)):INDIRECT(ADDRESS(28;4;4));1)" office:value-type="float" office:value="2">
            <text:p>2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1">
          <table:table-cell office:value-type="string">
            <text:p>Significant Diff</text:p>
          </table:table-cell>
          <table:table-cell table:number-columns-repeated="3" office:value-type="float" office:value="0.164894104003906">
            <text:p>0.164894104</text:p>
          </table:table-cell>
        </table:table-row>
        <table:table-row table:style-name="ro1">
          <table:table-cell office:value-type="string">
            <text:p>Cutoff Rank</text:p>
          </table:table-cell>
          <table:table-cell table:formula="of:=MIN(INDIRECT(ADDRESS(28;2;4)):INDIRECT(ADDRESS(28;4;4)))+INDIRECT(ADDRESS(30;2;4))" office:value-type="float" office:value="1.16489410400391">
            <text:p>1.164894104</text:p>
          </table:table-cell>
          <table:table-cell table:formula="of:=MIN(INDIRECT(ADDRESS(28;2;4)):INDIRECT(ADDRESS(28;4;4)))+INDIRECT(ADDRESS(30;3;4))" office:value-type="float" office:value="1.16489410400391">
            <text:p>1.164894104</text:p>
          </table:table-cell>
          <table:table-cell table:formula="of:=MIN(INDIRECT(ADDRESS(28;2;4)):INDIRECT(ADDRESS(28;4;4)))+INDIRECT(ADDRESS(30;4;4))" office:value-type="float" office:value="1.16489410400391">
            <text:p>1.164894104</text:p>
          </table:table-cell>
        </table:table-row>
        <table:table-row table:style-name="ro1">
          <table:table-cell office:value-type="string">
            <text:p>Same as Best</text:p>
          </table:table-cell>
          <table:table-cell table:formula="of:=IF(INDIRECT(ADDRESS(31;2;4))&gt;INDIRECT(ADDRESS(28;2;4));1;0)" office:value-type="float" office:value="0">
            <text:p>0</text:p>
          </table:table-cell>
          <table:table-cell table:formula="of:=IF(INDIRECT(ADDRESS(31;3;4))&gt;INDIRECT(ADDRESS(28;3;4));1;0)" office:value-type="float" office:value="0">
            <text:p>0</text:p>
          </table:table-cell>
          <table:table-cell table:formula="of:=IF(INDIRECT(ADDRESS(31;4;4))&gt;INDIRECT(ADDRESS(28;4;4));1;0)" office:value-type="float" office:value="1">
            <text:p>1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row table:style-name="ro3">
          <table:table-cell/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LBFGSMinimize</text:p>
          </table:table-cell>
        </table:table-row>
        <table:table-row table:style-name="ro1">
          <table:table-cell office:value-type="string">
            <text:p>ExtendedRosenbrock1000</text:p>
          </table:table-cell>
          <table:table-cell office:value-type="float" office:value="1002000">
            <text:p>1002000</text:p>
          </table:table-cell>
          <table:table-cell office:value-type="float" office:value="1002020">
            <text:p>1002020</text:p>
          </table:table-cell>
          <table:table-cell office:value-type="float" office:value="1001219">
            <text:p>1001219</text:p>
          </table:table-cell>
        </table:table-row>
        <table:table-row table:style-name="ro1">
          <table:table-cell office:value-type="string">
            <text:p>ExtendedPowellSingular1000</text:p>
          </table:table-cell>
          <table:table-cell office:value-type="float" office:value="1002000">
            <text:p>1002000</text:p>
          </table:table-cell>
          <table:table-cell office:value-type="float" office:value="1002014">
            <text:p>1002014</text:p>
          </table:table-cell>
          <table:table-cell office:value-type="float" office:value="1001225">
            <text:p>1001225</text:p>
          </table:table-cell>
        </table:table-row>
        <table:table-row table:style-name="ro1">
          <table:table-cell office:value-type="string">
            <text:p>VariableDimensionF1000</text:p>
          </table:table-cell>
          <table:table-cell office:value-type="float" office:value="1002000">
            <text:p>1002000</text:p>
          </table:table-cell>
          <table:table-cell office:value-type="float" office:value="1002005">
            <text:p>1002005</text:p>
          </table:table-cell>
          <table:table-cell office:value-type="float" office:value="10365">
            <text:p>10365</text:p>
          </table:table-cell>
        </table:table-row>
        <table:table-row table:style-name="ro1">
          <table:table-cell office:value-type="string">
            <text:p>LinearFFullRank1000</text:p>
          </table:table-cell>
          <table:table-cell office:value-type="float" office:value="1002000">
            <text:p>1002000</text:p>
          </table:table-cell>
          <table:table-cell office:value-type="float" office:value="230001">
            <text:p>230001</text:p>
          </table:table-cell>
          <table:table-cell office:value-type="float" office:value="10429">
            <text:p>10429</text:p>
          </table:table-cell>
        </table:table-row>
        <table:table-row table:style-name="ro1">
          <table:table-cell office:value-type="string">
            <text:p>ExtendedRosenbrock10000</text:p>
          </table:table-cell>
          <table:table-cell office:value-type="float" office:value="1020000">
            <text:p>1020000</text:p>
          </table:table-cell>
          <table:table-cell office:value-type="float" office:value="1020041">
            <text:p>1020041</text:p>
          </table:table-cell>
          <table:table-cell office:value-type="float" office:value="1004075">
            <text:p>1004075</text:p>
          </table:table-cell>
        </table:table-row>
        <table:table-row table:style-name="ro1">
          <table:table-cell office:value-type="string">
            <text:p>ExtendedPowellSingular10000</text:p>
          </table:table-cell>
          <table:table-cell office:value-type="float" office:value="1020000">
            <text:p>1020000</text:p>
          </table:table-cell>
          <table:table-cell office:value-type="float" office:value="1020069">
            <text:p>1020069</text:p>
          </table:table-cell>
          <table:table-cell office:value-type="float" office:value="1003726">
            <text:p>1003726</text:p>
          </table:table-cell>
        </table:table-row>
        <table:table-row table:style-name="ro1">
          <table:table-cell office:value-type="string">
            <text:p>VariableDimensionF10000</text:p>
          </table:table-cell>
          <table:table-cell office:value-type="float" office:value="1020000">
            <text:p>1020000</text:p>
          </table:table-cell>
          <table:table-cell office:value-type="float" office:value="1020051">
            <text:p>1020051</text:p>
          </table:table-cell>
          <table:table-cell office:value-type="float" office:value="80309">
            <text:p>80309</text:p>
          </table:table-cell>
        </table:table-row>
        <table:table-row table:style-name="ro1">
          <table:table-cell office:value-type="string">
            <text:p>LinearFFullRank10000</text:p>
          </table:table-cell>
          <table:table-cell office:value-type="float" office:value="1020000">
            <text:p>1020000</text:p>
          </table:table-cell>
          <table:table-cell office:value-type="float" office:value="1020009">
            <text:p>1020009</text:p>
          </table:table-cell>
          <table:table-cell office:value-type="float" office:value="100315">
            <text:p>1003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VALUE(TRIM(INDIRECT(ADDRESS(2;2;4))))" office:value-type="float" office:value="1002000">
            <text:p>1002000</text:p>
          </table:table-cell>
          <table:table-cell table:formula="of:=VALUE(TRIM(INDIRECT(ADDRESS(2;3;4))))" office:value-type="float" office:value="1002020">
            <text:p>1002020</text:p>
          </table:table-cell>
          <table:table-cell table:formula="of:=VALUE(TRIM(INDIRECT(ADDRESS(2;4;4))))" office:value-type="float" office:value="1001219">
            <text:p>1001219</text:p>
          </table:table-cell>
        </table:table-row>
        <table:table-row table:style-name="ro1">
          <table:table-cell/>
          <table:table-cell table:formula="of:=VALUE(TRIM(INDIRECT(ADDRESS(3;2;4))))" office:value-type="float" office:value="1002000">
            <text:p>1002000</text:p>
          </table:table-cell>
          <table:table-cell table:formula="of:=VALUE(TRIM(INDIRECT(ADDRESS(3;3;4))))" office:value-type="float" office:value="1002014">
            <text:p>1002014</text:p>
          </table:table-cell>
          <table:table-cell table:formula="of:=VALUE(TRIM(INDIRECT(ADDRESS(3;4;4))))" office:value-type="float" office:value="1001225">
            <text:p>1001225</text:p>
          </table:table-cell>
        </table:table-row>
        <table:table-row table:style-name="ro1">
          <table:table-cell/>
          <table:table-cell table:formula="of:=VALUE(TRIM(INDIRECT(ADDRESS(4;2;4))))" office:value-type="float" office:value="1002000">
            <text:p>1002000</text:p>
          </table:table-cell>
          <table:table-cell table:formula="of:=VALUE(TRIM(INDIRECT(ADDRESS(4;3;4))))" office:value-type="float" office:value="1002005">
            <text:p>1002005</text:p>
          </table:table-cell>
          <table:table-cell table:formula="of:=VALUE(TRIM(INDIRECT(ADDRESS(4;4;4))))" office:value-type="float" office:value="10365">
            <text:p>10365</text:p>
          </table:table-cell>
        </table:table-row>
        <table:table-row table:style-name="ro1">
          <table:table-cell/>
          <table:table-cell table:formula="of:=VALUE(TRIM(INDIRECT(ADDRESS(5;2;4))))" office:value-type="float" office:value="1002000">
            <text:p>1002000</text:p>
          </table:table-cell>
          <table:table-cell table:formula="of:=VALUE(TRIM(INDIRECT(ADDRESS(5;3;4))))" office:value-type="float" office:value="230001">
            <text:p>230001</text:p>
          </table:table-cell>
          <table:table-cell table:formula="of:=VALUE(TRIM(INDIRECT(ADDRESS(5;4;4))))" office:value-type="float" office:value="10429">
            <text:p>10429</text:p>
          </table:table-cell>
        </table:table-row>
        <table:table-row table:style-name="ro1">
          <table:table-cell/>
          <table:table-cell table:formula="of:=VALUE(TRIM(INDIRECT(ADDRESS(6;2;4))))" office:value-type="float" office:value="1020000">
            <text:p>1020000</text:p>
          </table:table-cell>
          <table:table-cell table:formula="of:=VALUE(TRIM(INDIRECT(ADDRESS(6;3;4))))" office:value-type="float" office:value="1020041">
            <text:p>1020041</text:p>
          </table:table-cell>
          <table:table-cell table:formula="of:=VALUE(TRIM(INDIRECT(ADDRESS(6;4;4))))" office:value-type="float" office:value="1004075">
            <text:p>1004075</text:p>
          </table:table-cell>
        </table:table-row>
        <table:table-row table:style-name="ro1">
          <table:table-cell/>
          <table:table-cell table:formula="of:=VALUE(TRIM(INDIRECT(ADDRESS(7;2;4))))" office:value-type="float" office:value="1020000">
            <text:p>1020000</text:p>
          </table:table-cell>
          <table:table-cell table:formula="of:=VALUE(TRIM(INDIRECT(ADDRESS(7;3;4))))" office:value-type="float" office:value="1020069">
            <text:p>1020069</text:p>
          </table:table-cell>
          <table:table-cell table:formula="of:=VALUE(TRIM(INDIRECT(ADDRESS(7;4;4))))" office:value-type="float" office:value="1003726">
            <text:p>1003726</text:p>
          </table:table-cell>
        </table:table-row>
        <table:table-row table:style-name="ro1">
          <table:table-cell/>
          <table:table-cell table:formula="of:=VALUE(TRIM(INDIRECT(ADDRESS(8;2;4))))" office:value-type="float" office:value="1020000">
            <text:p>1020000</text:p>
          </table:table-cell>
          <table:table-cell table:formula="of:=VALUE(TRIM(INDIRECT(ADDRESS(8;3;4))))" office:value-type="float" office:value="1020051">
            <text:p>1020051</text:p>
          </table:table-cell>
          <table:table-cell table:formula="of:=VALUE(TRIM(INDIRECT(ADDRESS(8;4;4))))" office:value-type="float" office:value="80309">
            <text:p>80309</text:p>
          </table:table-cell>
        </table:table-row>
        <table:table-row table:style-name="ro1">
          <table:table-cell/>
          <table:table-cell table:formula="of:=VALUE(TRIM(INDIRECT(ADDRESS(9;2;4))))" office:value-type="float" office:value="1020000">
            <text:p>1020000</text:p>
          </table:table-cell>
          <table:table-cell table:formula="of:=VALUE(TRIM(INDIRECT(ADDRESS(9;3;4))))" office:value-type="float" office:value="1020009">
            <text:p>1020009</text:p>
          </table:table-cell>
          <table:table-cell table:formula="of:=VALUE(TRIM(INDIRECT(ADDRESS(9;4;4))))" office:value-type="float" office:value="100315">
            <text:p>1003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RANK(INDIRECT(ADDRESS(11;2;4));INDIRECT(ADDRESS(11;2;4)):INDIRECT(ADDRESS(11;4;4));1)" office:value-type="float" office:value="2">
            <text:p>2</text:p>
          </table:table-cell>
          <table:table-cell table:formula="of:=RANK(INDIRECT(ADDRESS(11;3;4));INDIRECT(ADDRESS(11;2;4)):INDIRECT(ADDRESS(11;4;4));1)" office:value-type="float" office:value="3">
            <text:p>3</text:p>
          </table:table-cell>
          <table:table-cell table:formula="of:=RANK(INDIRECT(ADDRESS(11;4;4));INDIRECT(ADDRESS(11;2;4)):INDIRECT(ADDRESS(11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2;2;4));INDIRECT(ADDRESS(12;2;4)):INDIRECT(ADDRESS(12;4;4));1)" office:value-type="float" office:value="2">
            <text:p>2</text:p>
          </table:table-cell>
          <table:table-cell table:formula="of:=RANK(INDIRECT(ADDRESS(12;3;4));INDIRECT(ADDRESS(12;2;4)):INDIRECT(ADDRESS(12;4;4));1)" office:value-type="float" office:value="3">
            <text:p>3</text:p>
          </table:table-cell>
          <table:table-cell table:formula="of:=RANK(INDIRECT(ADDRESS(12;4;4));INDIRECT(ADDRESS(12;2;4)):INDIRECT(ADDRESS(12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3;2;4));INDIRECT(ADDRESS(13;2;4)):INDIRECT(ADDRESS(13;4;4));1)" office:value-type="float" office:value="2">
            <text:p>2</text:p>
          </table:table-cell>
          <table:table-cell table:formula="of:=RANK(INDIRECT(ADDRESS(13;3;4));INDIRECT(ADDRESS(13;2;4)):INDIRECT(ADDRESS(13;4;4));1)" office:value-type="float" office:value="3">
            <text:p>3</text:p>
          </table:table-cell>
          <table:table-cell table:formula="of:=RANK(INDIRECT(ADDRESS(13;4;4));INDIRECT(ADDRESS(13;2;4)):INDIRECT(ADDRESS(13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4;2;4));INDIRECT(ADDRESS(14;2;4)):INDIRECT(ADDRESS(14;4;4));1)" office:value-type="float" office:value="3">
            <text:p>3</text:p>
          </table:table-cell>
          <table:table-cell table:formula="of:=RANK(INDIRECT(ADDRESS(14;3;4));INDIRECT(ADDRESS(14;2;4)):INDIRECT(ADDRESS(14;4;4));1)" office:value-type="float" office:value="2">
            <text:p>2</text:p>
          </table:table-cell>
          <table:table-cell table:formula="of:=RANK(INDIRECT(ADDRESS(14;4;4));INDIRECT(ADDRESS(14;2;4)):INDIRECT(ADDRESS(14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5;2;4));INDIRECT(ADDRESS(15;2;4)):INDIRECT(ADDRESS(15;4;4));1)" office:value-type="float" office:value="2">
            <text:p>2</text:p>
          </table:table-cell>
          <table:table-cell table:formula="of:=RANK(INDIRECT(ADDRESS(15;3;4));INDIRECT(ADDRESS(15;2;4)):INDIRECT(ADDRESS(15;4;4));1)" office:value-type="float" office:value="3">
            <text:p>3</text:p>
          </table:table-cell>
          <table:table-cell table:formula="of:=RANK(INDIRECT(ADDRESS(15;4;4));INDIRECT(ADDRESS(15;2;4)):INDIRECT(ADDRESS(15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6;2;4));INDIRECT(ADDRESS(16;2;4)):INDIRECT(ADDRESS(16;4;4));1)" office:value-type="float" office:value="2">
            <text:p>2</text:p>
          </table:table-cell>
          <table:table-cell table:formula="of:=RANK(INDIRECT(ADDRESS(16;3;4));INDIRECT(ADDRESS(16;2;4)):INDIRECT(ADDRESS(16;4;4));1)" office:value-type="float" office:value="3">
            <text:p>3</text:p>
          </table:table-cell>
          <table:table-cell table:formula="of:=RANK(INDIRECT(ADDRESS(16;4;4));INDIRECT(ADDRESS(16;2;4)):INDIRECT(ADDRESS(16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7;2;4));INDIRECT(ADDRESS(17;2;4)):INDIRECT(ADDRESS(17;4;4));1)" office:value-type="float" office:value="2">
            <text:p>2</text:p>
          </table:table-cell>
          <table:table-cell table:formula="of:=RANK(INDIRECT(ADDRESS(17;3;4));INDIRECT(ADDRESS(17;2;4)):INDIRECT(ADDRESS(17;4;4));1)" office:value-type="float" office:value="3">
            <text:p>3</text:p>
          </table:table-cell>
          <table:table-cell table:formula="of:=RANK(INDIRECT(ADDRESS(17;4;4));INDIRECT(ADDRESS(17;2;4)):INDIRECT(ADDRESS(17;4;4));1)" office:value-type="float" office:value="1">
            <text:p>1</text:p>
          </table:table-cell>
        </table:table-row>
        <table:table-row table:style-name="ro1">
          <table:table-cell/>
          <table:table-cell table:formula="of:=RANK(INDIRECT(ADDRESS(18;2;4));INDIRECT(ADDRESS(18;2;4)):INDIRECT(ADDRESS(18;4;4));1)" office:value-type="float" office:value="2">
            <text:p>2</text:p>
          </table:table-cell>
          <table:table-cell table:formula="of:=RANK(INDIRECT(ADDRESS(18;3;4));INDIRECT(ADDRESS(18;2;4)):INDIRECT(ADDRESS(18;4;4));1)" office:value-type="float" office:value="3">
            <text:p>3</text:p>
          </table:table-cell>
          <table:table-cell table:formula="of:=RANK(INDIRECT(ADDRESS(18;4;4));INDIRECT(ADDRESS(18;2;4)):INDIRECT(ADDRESS(18;4;4));1)" office:value-type="float" office:value="1">
            <text:p>1</text:p>
          </table:table-cell>
        </table:table-row>
        <table:table-row table:style-name="ro1">
          <table:table-cell office:value-type="string">
            <text:p>Ave Ranks</text:p>
          </table:table-cell>
          <table:table-cell table:formula="of:=AVERAGE(INDIRECT(ADDRESS(20;2;4)):INDIRECT(ADDRESS(27;2;4)))" office:value-type="float" office:value="2.125">
            <text:p>2.125</text:p>
          </table:table-cell>
          <table:table-cell table:formula="of:=AVERAGE(INDIRECT(ADDRESS(20;3;4)):INDIRECT(ADDRESS(27;3;4)))" office:value-type="float" office:value="2.875">
            <text:p>2.875</text:p>
          </table:table-cell>
          <table:table-cell table:formula="of:=AVERAGE(INDIRECT(ADDRESS(20;4;4)):INDIRECT(ADDRESS(27;4;4)))" office:value-type="float" office:value="1">
            <text:p>1</text:p>
          </table:table-cell>
        </table:table-row>
        <table:table-row table:style-name="ro1">
          <table:table-cell office:value-type="string">
            <text:p>Total Rank</text:p>
          </table:table-cell>
          <table:table-cell table:formula="of:=RANK(INDIRECT(ADDRESS(28;2;4));INDIRECT(ADDRESS(28;2;4)):INDIRECT(ADDRESS(28;4;4));1)" office:value-type="float" office:value="2">
            <text:p>2</text:p>
          </table:table-cell>
          <table:table-cell table:formula="of:=RANK(INDIRECT(ADDRESS(28;3;4));INDIRECT(ADDRESS(28;2;4)):INDIRECT(ADDRESS(28;4;4));1)" office:value-type="float" office:value="3">
            <text:p>3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1">
          <table:table-cell office:value-type="string">
            <text:p>Significant Diff</text:p>
          </table:table-cell>
          <table:table-cell table:number-columns-repeated="3" office:value-type="float" office:value="0.164894104003906">
            <text:p>0.164894104</text:p>
          </table:table-cell>
        </table:table-row>
        <table:table-row table:style-name="ro1">
          <table:table-cell office:value-type="string">
            <text:p>Cutoff Rank</text:p>
          </table:table-cell>
          <table:table-cell table:formula="of:=MIN(INDIRECT(ADDRESS(28;2;4)):INDIRECT(ADDRESS(28;4;4)))+INDIRECT(ADDRESS(30;2;4))" office:value-type="float" office:value="1.16489410400391">
            <text:p>1.164894104</text:p>
          </table:table-cell>
          <table:table-cell table:formula="of:=MIN(INDIRECT(ADDRESS(28;2;4)):INDIRECT(ADDRESS(28;4;4)))+INDIRECT(ADDRESS(30;3;4))" office:value-type="float" office:value="1.16489410400391">
            <text:p>1.164894104</text:p>
          </table:table-cell>
          <table:table-cell table:formula="of:=MIN(INDIRECT(ADDRESS(28;2;4)):INDIRECT(ADDRESS(28;4;4)))+INDIRECT(ADDRESS(30;4;4))" office:value-type="float" office:value="1.16489410400391">
            <text:p>1.164894104</text:p>
          </table:table-cell>
        </table:table-row>
        <table:table-row table:style-name="ro1">
          <table:table-cell office:value-type="string">
            <text:p>Same as Best</text:p>
          </table:table-cell>
          <table:table-cell table:formula="of:=IF(INDIRECT(ADDRESS(31;2;4))&gt;INDIRECT(ADDRESS(28;2;4));1;0)" office:value-type="float" office:value="0">
            <text:p>0</text:p>
          </table:table-cell>
          <table:table-cell table:formula="of:=IF(INDIRECT(ADDRESS(31;3;4))&gt;INDIRECT(ADDRESS(28;3;4));1;0)" office:value-type="float" office:value="0">
            <text:p>0</text:p>
          </table:table-cell>
          <table:table-cell table:formula="of:=IF(INDIRECT(ADDRESS(31;4;4))&gt;INDIRECT(ADDRESS(28;4;4));1;0)" office:value-type="float" office:value="1">
            <text:p>1</text:p>
          </table:table-cell>
        </table:table-row>
      </table:table>
      <table:table table:name="SEP" table:style-name="ta1" table:print="false">
        <table:table-column table:style-name="co1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ompass</text:p>
          </table:table-cell>
          <table:table-cell office:value-type="string">
            <text:p>UnimodalCD</text:p>
          </table:table-cell>
          <table:table-cell office:value-type="string">
            <text:p>LBFGSMinimize</text:p>
          </table:table-cell>
        </table:table-row>
        <table:table-row table:style-name="ro2">
          <table:table-cell office:value-type="string">
            <text:p>ExtendedRosenbrock1000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ExtendedPowellSingular1000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VariableDimensionF1000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LinearFFullRank1000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ExtendedRosenbrock10000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ExtendedPowellSingular10000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VariableDimensionF10000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LinearFFullRank10000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0">
            <text:p>0</text:p>
          </table:table-cell>
          <table:table-cell table:formula="of:=VALUE(TRIM(INDIRECT(ADDRESS(2;3;4))))" office:value-type="float" office:value="0">
            <text:p>0</text:p>
          </table:table-cell>
          <table:table-cell table:formula="of:=VALUE(TRIM(INDIRECT(ADDRESS(2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0">
            <text:p>0</text:p>
          </table:table-cell>
          <table:table-cell table:formula="of:=VALUE(TRIM(INDIRECT(ADDRESS(3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;2;4))))" office:value-type="float" office:value="0">
            <text:p>0</text:p>
          </table:table-cell>
          <table:table-cell table:formula="of:=VALUE(TRIM(INDIRECT(ADDRESS(4;3;4))))" office:value-type="float" office:value="0">
            <text:p>0</text:p>
          </table:table-cell>
          <table:table-cell table:formula="of:=VALUE(TRIM(INDIRECT(ADDRESS(4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5;2;4))))" office:value-type="float" office:value="0">
            <text:p>0</text:p>
          </table:table-cell>
          <table:table-cell table:formula="of:=VALUE(TRIM(INDIRECT(ADDRESS(5;3;4))))" office:value-type="float" office:value="-1">
            <text:p>-1</text:p>
          </table:table-cell>
          <table:table-cell table:formula="of:=VALUE(TRIM(INDIRECT(ADDRESS(5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6;2;4))))" office:value-type="float" office:value="0">
            <text:p>0</text:p>
          </table:table-cell>
          <table:table-cell table:formula="of:=VALUE(TRIM(INDIRECT(ADDRESS(6;3;4))))" office:value-type="float" office:value="0">
            <text:p>0</text:p>
          </table:table-cell>
          <table:table-cell table:formula="of:=VALUE(TRIM(INDIRECT(ADDRESS(6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7;2;4))))" office:value-type="float" office:value="0">
            <text:p>0</text:p>
          </table:table-cell>
          <table:table-cell table:formula="of:=VALUE(TRIM(INDIRECT(ADDRESS(7;3;4))))" office:value-type="float" office:value="0">
            <text:p>0</text:p>
          </table:table-cell>
          <table:table-cell table:formula="of:=VALUE(TRIM(INDIRECT(ADDRESS(7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8;2;4))))" office:value-type="float" office:value="0">
            <text:p>0</text:p>
          </table:table-cell>
          <table:table-cell table:formula="of:=VALUE(TRIM(INDIRECT(ADDRESS(8;3;4))))" office:value-type="float" office:value="0">
            <text:p>0</text:p>
          </table:table-cell>
          <table:table-cell table:formula="of:=VALUE(TRIM(INDIRECT(ADDRESS(8;4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-1">
            <text:p>-1</text:p>
          </table:table-cell>
          <table:table-cell table:formula="of:=VALUE(TRIM(INDIRECT(ADDRESS(9;4;4))))"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11;2;4));INDIRECT(ADDRESS(11;2;4)):INDIRECT(ADDRESS(11;4;4));1)" office:value-type="float" office:value="2">
            <text:p>2</text:p>
          </table:table-cell>
          <table:table-cell table:formula="of:=RANK(INDIRECT(ADDRESS(11;3;4));INDIRECT(ADDRESS(11;2;4)):INDIRECT(ADDRESS(11;4;4));1)" office:value-type="float" office:value="2">
            <text:p>2</text:p>
          </table:table-cell>
          <table:table-cell table:formula="of:=RANK(INDIRECT(ADDRESS(11;4;4));INDIRECT(ADDRESS(11;2;4)):INDIRECT(ADDRESS(11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2;2;4));INDIRECT(ADDRESS(12;2;4)):INDIRECT(ADDRESS(12;4;4));1)" office:value-type="float" office:value="2">
            <text:p>2</text:p>
          </table:table-cell>
          <table:table-cell table:formula="of:=RANK(INDIRECT(ADDRESS(12;3;4));INDIRECT(ADDRESS(12;2;4)):INDIRECT(ADDRESS(12;4;4));1)" office:value-type="float" office:value="2">
            <text:p>2</text:p>
          </table:table-cell>
          <table:table-cell table:formula="of:=RANK(INDIRECT(ADDRESS(12;4;4));INDIRECT(ADDRESS(12;2;4)):INDIRECT(ADDRESS(12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3;2;4));INDIRECT(ADDRESS(13;2;4)):INDIRECT(ADDRESS(13;4;4));1)" office:value-type="float" office:value="2">
            <text:p>2</text:p>
          </table:table-cell>
          <table:table-cell table:formula="of:=RANK(INDIRECT(ADDRESS(13;3;4));INDIRECT(ADDRESS(13;2;4)):INDIRECT(ADDRESS(13;4;4));1)" office:value-type="float" office:value="2">
            <text:p>2</text:p>
          </table:table-cell>
          <table:table-cell table:formula="of:=RANK(INDIRECT(ADDRESS(13;4;4));INDIRECT(ADDRESS(13;2;4)):INDIRECT(ADDRESS(13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4;2;4));INDIRECT(ADDRESS(14;2;4)):INDIRECT(ADDRESS(14;4;4));1)" office:value-type="float" office:value="3">
            <text:p>3</text:p>
          </table:table-cell>
          <table:table-cell table:formula="of:=RANK(INDIRECT(ADDRESS(14;3;4));INDIRECT(ADDRESS(14;2;4)):INDIRECT(ADDRESS(14;4;4));1)" office:value-type="float" office:value="1">
            <text:p>1</text:p>
          </table:table-cell>
          <table:table-cell table:formula="of:=RANK(INDIRECT(ADDRESS(14;4;4));INDIRECT(ADDRESS(14;2;4)):INDIRECT(ADDRESS(14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5;2;4));INDIRECT(ADDRESS(15;2;4)):INDIRECT(ADDRESS(15;4;4));1)" office:value-type="float" office:value="2">
            <text:p>2</text:p>
          </table:table-cell>
          <table:table-cell table:formula="of:=RANK(INDIRECT(ADDRESS(15;3;4));INDIRECT(ADDRESS(15;2;4)):INDIRECT(ADDRESS(15;4;4));1)" office:value-type="float" office:value="2">
            <text:p>2</text:p>
          </table:table-cell>
          <table:table-cell table:formula="of:=RANK(INDIRECT(ADDRESS(15;4;4));INDIRECT(ADDRESS(15;2;4)):INDIRECT(ADDRESS(15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6;2;4));INDIRECT(ADDRESS(16;2;4)):INDIRECT(ADDRESS(16;4;4));1)" office:value-type="float" office:value="2">
            <text:p>2</text:p>
          </table:table-cell>
          <table:table-cell table:formula="of:=RANK(INDIRECT(ADDRESS(16;3;4));INDIRECT(ADDRESS(16;2;4)):INDIRECT(ADDRESS(16;4;4));1)" office:value-type="float" office:value="2">
            <text:p>2</text:p>
          </table:table-cell>
          <table:table-cell table:formula="of:=RANK(INDIRECT(ADDRESS(16;4;4));INDIRECT(ADDRESS(16;2;4)):INDIRECT(ADDRESS(16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7;2;4));INDIRECT(ADDRESS(17;2;4)):INDIRECT(ADDRESS(17;4;4));1)" office:value-type="float" office:value="2">
            <text:p>2</text:p>
          </table:table-cell>
          <table:table-cell table:formula="of:=RANK(INDIRECT(ADDRESS(17;3;4));INDIRECT(ADDRESS(17;2;4)):INDIRECT(ADDRESS(17;4;4));1)" office:value-type="float" office:value="2">
            <text:p>2</text:p>
          </table:table-cell>
          <table:table-cell table:formula="of:=RANK(INDIRECT(ADDRESS(17;4;4));INDIRECT(ADDRESS(17;2;4)):INDIRECT(ADDRESS(17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8;2;4));INDIRECT(ADDRESS(18;2;4)):INDIRECT(ADDRESS(18;4;4));1)" office:value-type="float" office:value="3">
            <text:p>3</text:p>
          </table:table-cell>
          <table:table-cell table:formula="of:=RANK(INDIRECT(ADDRESS(18;3;4));INDIRECT(ADDRESS(18;2;4)):INDIRECT(ADDRESS(18;4;4));1)" office:value-type="float" office:value="1">
            <text:p>1</text:p>
          </table:table-cell>
          <table:table-cell table:formula="of:=RANK(INDIRECT(ADDRESS(18;4;4));INDIRECT(ADDRESS(18;2;4)):INDIRECT(ADDRESS(18;4;4));1)" office:value-type="float" office:value="1">
            <text:p>1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20;2;4)):INDIRECT(ADDRESS(27;2;4)))" office:value-type="float" office:value="2.25">
            <text:p>2.25</text:p>
          </table:table-cell>
          <table:table-cell table:formula="of:=AVERAGE(INDIRECT(ADDRESS(20;3;4)):INDIRECT(ADDRESS(27;3;4)))" office:value-type="float" office:value="1.75">
            <text:p>1.75</text:p>
          </table:table-cell>
          <table:table-cell table:formula="of:=AVERAGE(INDIRECT(ADDRESS(20;4;4)):INDIRECT(ADDRESS(27;4;4)))" office:value-type="float" office:value="1">
            <text:p>1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28;2;4));INDIRECT(ADDRESS(28;2;4)):INDIRECT(ADDRESS(28;4;4));1)" office:value-type="float" office:value="3">
            <text:p>3</text:p>
          </table:table-cell>
          <table:table-cell table:formula="of:=RANK(INDIRECT(ADDRESS(28;3;4));INDIRECT(ADDRESS(28;2;4)):INDIRECT(ADDRESS(28;4;4));1)" office:value-type="float" office:value="2">
            <text:p>2</text:p>
          </table:table-cell>
          <table:table-cell table:formula="of:=RANK(INDIRECT(ADDRESS(28;4;4));INDIRECT(ADDRESS(28;2;4)):INDIRECT(ADDRESS(28;4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164894104003906">
            <text:p>0.164894104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28;2;4)):INDIRECT(ADDRESS(28;4;4)))+INDIRECT(ADDRESS(30;2;4))" office:value-type="float" office:value="1.16489410400391">
            <text:p>1.164894104</text:p>
          </table:table-cell>
          <table:table-cell table:formula="of:=MIN(INDIRECT(ADDRESS(28;2;4)):INDIRECT(ADDRESS(28;4;4)))+INDIRECT(ADDRESS(30;3;4))" office:value-type="float" office:value="1.16489410400391">
            <text:p>1.164894104</text:p>
          </table:table-cell>
          <table:table-cell table:formula="of:=MIN(INDIRECT(ADDRESS(28;2;4)):INDIRECT(ADDRESS(28;4;4)))+INDIRECT(ADDRESS(30;4;4))" office:value-type="float" office:value="1.16489410400391">
            <text:p>1.164894104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31;2;4))&gt;INDIRECT(ADDRESS(28;2;4));1;0)" office:value-type="float" office:value="0">
            <text:p>0</text:p>
          </table:table-cell>
          <table:table-cell table:formula="of:=IF(INDIRECT(ADDRESS(31;3;4))&gt;INDIRECT(ADDRESS(28;3;4));1;0)" office:value-type="float" office:value="0">
            <text:p>0</text:p>
          </table:table-cell>
          <table:table-cell table:formula="of:=IF(INDIRECT(ADDRESS(31;4;4))&gt;INDIRECT(ADDRESS(28;4;4));1;0)" office:value-type="float" office:value="1">
            <text:p>1</text:p>
          </table:table-cell>
        </table:table-row>
      </table:table>
      <table:table table:name="Global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Compass" table:number-columns-spanned="2" table:number-rows-spanned="1">
            <text:p>Compass</text:p>
          </table:table-cell>
          <table:covered-table-cell table:style-name="ce1"/>
          <table:table-cell table:style-name="ce1" table:formula="of:=[Error.C1]" office:value-type="string" office:string-value="UnimodalCD" table:number-columns-spanned="2" table:number-rows-spanned="1">
            <text:p>UnimodalCD</text:p>
          </table:table-cell>
          <table:covered-table-cell table:style-name="ce1"/>
          <table:table-cell table:style-name="ce1" table:formula="of:=[Error.D1]" office:value-type="string" office:string-value="LBFGSMinimize" table:number-columns-spanned="2" table:number-rows-spanned="1">
            <text:p>LBFGSMinimize</text:p>
          </table:table-cell>
          <table:covered-table-cell table:style-name="ce1"/>
        </table:table-row>
        <table:table-row table:style-name="ro3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vals">
            <text:p>Evals</text:p>
          </table:table-cell>
          <table:table-cell table:style-name="ce1" table:formula="of:=[.G2]" office:value-type="string" office:string-value="Err">
            <text:p>Err</text:p>
          </table:table-cell>
          <table:table-cell table:style-name="ce1" table:formula="of:=[.H2]" office:value-type="string" office:string-value="Evals">
            <text:p>Evals</text:p>
          </table:table-cell>
        </table:table-row>
        <table:table-row table:style-name="ro1">
          <table:table-cell table:style-name="ce1" table:formula="of:=[Error.A2]" office:value-type="string" office:string-value="ExtendedRosenbrock1000" table:number-columns-spanned="4" table:number-rows-spanned="1">
            <text:p>ExtendedRosenbrock1000</text:p>
          </table:table-cell>
          <table:covered-table-cell table:number-columns-repeated="3" table:style-name="ce1"/>
          <table:table-cell table:style-name="ce3" table:formula="of:=[Error.B2]" office:value-type="float" office:value="0">
            <text:p>0.00</text:p>
          </table:table-cell>
          <table:table-cell table:style-name="ce5" table:formula="of:=[Evals.B2]" office:value-type="float" office:value="1002000">
            <text:p>1002000</text:p>
          </table:table-cell>
          <table:table-cell table:style-name="ce3" table:formula="of:=[Error.C2]" office:value-type="float" office:value="0">
            <text:p>0.00</text:p>
          </table:table-cell>
          <table:table-cell table:style-name="ce5" table:formula="of:=[Evals.C2]" office:value-type="float" office:value="1002020">
            <text:p>1002020</text:p>
          </table:table-cell>
          <table:table-cell table:style-name="ce6" table:formula="of:=[Error.D2]" office:value-type="float" office:value="-6.75348152891669">
            <text:p>-6.75</text:p>
          </table:table-cell>
          <table:table-cell table:style-name="ce8" table:formula="of:=[Evals.D2]" office:value-type="float" office:value="1001219">
            <text:p>1001219</text:p>
          </table:table-cell>
        </table:table-row>
        <table:table-row table:style-name="ro1">
          <table:table-cell table:style-name="ce1" table:formula="of:=[Error.A3]" office:value-type="string" office:string-value="ExtendedPowellSingular1000" table:number-columns-spanned="4" table:number-rows-spanned="1">
            <text:p>ExtendedPowellSingular1000</text:p>
          </table:table-cell>
          <table:covered-table-cell table:number-columns-repeated="3" table:style-name="ce1"/>
          <table:table-cell table:style-name="ce3" table:formula="of:=[Error.B3]" office:value-type="float" office:value="0">
            <text:p>0.00</text:p>
          </table:table-cell>
          <table:table-cell table:style-name="ce5" table:formula="of:=[Evals.B3]" office:value-type="float" office:value="1002000">
            <text:p>1002000</text:p>
          </table:table-cell>
          <table:table-cell table:style-name="ce3" table:formula="of:=[Error.C3]" office:value-type="float" office:value="0">
            <text:p>0.00</text:p>
          </table:table-cell>
          <table:table-cell table:style-name="ce5" table:formula="of:=[Evals.C3]" office:value-type="float" office:value="1002014">
            <text:p>1002014</text:p>
          </table:table-cell>
          <table:table-cell table:style-name="ce6" table:formula="of:=[Error.D3]" office:value-type="float" office:value="-5.64450407616719">
            <text:p>-5.64</text:p>
          </table:table-cell>
          <table:table-cell table:style-name="ce8" table:formula="of:=[Evals.D3]" office:value-type="float" office:value="1001225">
            <text:p>1001225</text:p>
          </table:table-cell>
        </table:table-row>
        <table:table-row table:style-name="ro1">
          <table:table-cell table:style-name="ce1" table:formula="of:=[Error.A4]" office:value-type="string" office:string-value="VariableDimensionF1000" table:number-columns-spanned="4" table:number-rows-spanned="1">
            <text:p>VariableDimensionF1000</text:p>
          </table:table-cell>
          <table:covered-table-cell table:number-columns-repeated="3" table:style-name="ce1"/>
          <table:table-cell table:style-name="ce3" table:formula="of:=[Error.B4]" office:value-type="float" office:value="0">
            <text:p>0.00</text:p>
          </table:table-cell>
          <table:table-cell table:style-name="ce5" table:formula="of:=[Evals.B4]" office:value-type="float" office:value="1002000">
            <text:p>1002000</text:p>
          </table:table-cell>
          <table:table-cell table:style-name="ce3" table:formula="of:=[Error.C4]" office:value-type="float" office:value="0">
            <text:p>0.00</text:p>
          </table:table-cell>
          <table:table-cell table:style-name="ce5" table:formula="of:=[Evals.C4]" office:value-type="float" office:value="1002005">
            <text:p>1002005</text:p>
          </table:table-cell>
          <table:table-cell table:style-name="ce6" table:formula="of:=[Error.D4]" office:value-type="float" office:value="-7.1479187720382">
            <text:p>-7.15</text:p>
          </table:table-cell>
          <table:table-cell table:style-name="ce8" table:formula="of:=[Evals.D4]" office:value-type="float" office:value="10365">
            <text:p>10365</text:p>
          </table:table-cell>
        </table:table-row>
        <table:table-row table:style-name="ro1">
          <table:table-cell table:style-name="ce1" table:formula="of:=[Error.A5]" office:value-type="string" office:string-value="LinearFFullRank1000" table:number-columns-spanned="4" table:number-rows-spanned="1">
            <text:p>LinearFFullRank1000</text:p>
          </table:table-cell>
          <table:covered-table-cell table:number-columns-repeated="3" table:style-name="ce1"/>
          <table:table-cell table:style-name="ce3" table:formula="of:=[Error.B5]" office:value-type="float" office:value="0">
            <text:p>0.00</text:p>
          </table:table-cell>
          <table:table-cell table:style-name="ce5" table:formula="of:=[Evals.B5]" office:value-type="float" office:value="1002000">
            <text:p>1002000</text:p>
          </table:table-cell>
          <table:table-cell table:style-name="ce3" table:formula="of:=[Error.C5]" office:value-type="float" office:value="-12.968953740961">
            <text:p>-12.97</text:p>
          </table:table-cell>
          <table:table-cell table:style-name="ce5" table:formula="of:=[Evals.C5]" office:value-type="float" office:value="230001">
            <text:p>230001</text:p>
          </table:table-cell>
          <table:table-cell table:style-name="ce6" table:formula="of:=[Error.D5]" office:value-type="float" office:value="-13.8508015018254">
            <text:p>-13.85</text:p>
          </table:table-cell>
          <table:table-cell table:style-name="ce8" table:formula="of:=[Evals.D5]" office:value-type="float" office:value="10429">
            <text:p>10429</text:p>
          </table:table-cell>
        </table:table-row>
        <table:table-row table:style-name="ro1">
          <table:table-cell table:style-name="ce1" table:formula="of:=[Error.A6]" office:value-type="string" office:string-value="ExtendedRosenbrock10000" table:number-columns-spanned="4" table:number-rows-spanned="1">
            <text:p>ExtendedRosenbrock10000</text:p>
          </table:table-cell>
          <table:covered-table-cell table:number-columns-repeated="3" table:style-name="ce1"/>
          <table:table-cell table:style-name="ce3" table:formula="of:=[Error.B6]" office:value-type="float" office:value="0">
            <text:p>0.00</text:p>
          </table:table-cell>
          <table:table-cell table:style-name="ce5" table:formula="of:=[Evals.B6]" office:value-type="float" office:value="1020000">
            <text:p>1020000</text:p>
          </table:table-cell>
          <table:table-cell table:style-name="ce3" table:formula="of:=[Error.C6]" office:value-type="float" office:value="0">
            <text:p>0.00</text:p>
          </table:table-cell>
          <table:table-cell table:style-name="ce5" table:formula="of:=[Evals.C6]" office:value-type="float" office:value="1020041">
            <text:p>1020041</text:p>
          </table:table-cell>
          <table:table-cell table:style-name="ce6" table:formula="of:=[Error.D6]" office:value-type="float" office:value="-5.314078917163">
            <text:p>-5.31</text:p>
          </table:table-cell>
          <table:table-cell table:style-name="ce8" table:formula="of:=[Evals.D6]" office:value-type="float" office:value="1004075">
            <text:p>1004075</text:p>
          </table:table-cell>
        </table:table-row>
        <table:table-row table:style-name="ro1">
          <table:table-cell table:style-name="ce1" table:formula="of:=[Error.A7]" office:value-type="string" office:string-value="ExtendedPowellSingular10000" table:number-columns-spanned="4" table:number-rows-spanned="1">
            <text:p>ExtendedPowellSingular10000</text:p>
          </table:table-cell>
          <table:covered-table-cell table:number-columns-repeated="3" table:style-name="ce1"/>
          <table:table-cell table:style-name="ce3" table:formula="of:=[Error.B7]" office:value-type="float" office:value="0">
            <text:p>0.00</text:p>
          </table:table-cell>
          <table:table-cell table:style-name="ce5" table:formula="of:=[Evals.B7]" office:value-type="float" office:value="1020000">
            <text:p>1020000</text:p>
          </table:table-cell>
          <table:table-cell table:style-name="ce3" table:formula="of:=[Error.C7]" office:value-type="float" office:value="0">
            <text:p>0.00</text:p>
          </table:table-cell>
          <table:table-cell table:style-name="ce5" table:formula="of:=[Evals.C7]" office:value-type="float" office:value="1020069">
            <text:p>1020069</text:p>
          </table:table-cell>
          <table:table-cell table:style-name="ce6" table:formula="of:=[Error.D7]" office:value-type="float" office:value="-4.37442405622446">
            <text:p>-4.37</text:p>
          </table:table-cell>
          <table:table-cell table:style-name="ce8" table:formula="of:=[Evals.D7]" office:value-type="float" office:value="1003726">
            <text:p>1003726</text:p>
          </table:table-cell>
        </table:table-row>
        <table:table-row table:style-name="ro1">
          <table:table-cell table:style-name="ce1" table:formula="of:=[Error.A8]" office:value-type="string" office:string-value="VariableDimensionF10000" table:number-columns-spanned="4" table:number-rows-spanned="1">
            <text:p>VariableDimensionF10000</text:p>
          </table:table-cell>
          <table:covered-table-cell table:number-columns-repeated="3" table:style-name="ce1"/>
          <table:table-cell table:style-name="ce3" table:formula="of:=[Error.B8]" office:value-type="float" office:value="0">
            <text:p>0.00</text:p>
          </table:table-cell>
          <table:table-cell table:style-name="ce5" table:formula="of:=[Evals.B8]" office:value-type="float" office:value="1020000">
            <text:p>1020000</text:p>
          </table:table-cell>
          <table:table-cell table:style-name="ce3" table:formula="of:=[Error.C8]" office:value-type="float" office:value="0">
            <text:p>0.00</text:p>
          </table:table-cell>
          <table:table-cell table:style-name="ce5" table:formula="of:=[Evals.C8]" office:value-type="float" office:value="1020051">
            <text:p>1020051</text:p>
          </table:table-cell>
          <table:table-cell table:style-name="ce6" table:formula="of:=[Error.D8]" office:value-type="float" office:value="-5.85247081376223">
            <text:p>-5.85</text:p>
          </table:table-cell>
          <table:table-cell table:style-name="ce8" table:formula="of:=[Evals.D8]" office:value-type="float" office:value="80309">
            <text:p>80309</text:p>
          </table:table-cell>
        </table:table-row>
        <table:table-row table:style-name="ro1">
          <table:table-cell table:style-name="ce1" table:formula="of:=[Error.A9]" office:value-type="string" office:string-value="LinearFFullRank10000" table:number-columns-spanned="4" table:number-rows-spanned="1">
            <text:p>LinearFFullRank10000</text:p>
          </table:table-cell>
          <table:covered-table-cell table:number-columns-repeated="3" table:style-name="ce1"/>
          <table:table-cell table:style-name="ce3" table:formula="of:=[Error.B9]" office:value-type="float" office:value="0">
            <text:p>0.00</text:p>
          </table:table-cell>
          <table:table-cell table:style-name="ce5" table:formula="of:=[Evals.B9]" office:value-type="float" office:value="1020000">
            <text:p>1020000</text:p>
          </table:table-cell>
          <table:table-cell table:style-name="ce3" table:formula="of:=[Error.C9]" office:value-type="float" office:value="-4.17436463804772">
            <text:p>-4.17</text:p>
          </table:table-cell>
          <table:table-cell table:style-name="ce5" table:formula="of:=[Evals.C9]" office:value-type="float" office:value="1020009">
            <text:p>1020009</text:p>
          </table:table-cell>
          <table:table-cell table:style-name="ce6" table:formula="of:=[Error.D9]" office:value-type="float" office:value="-15.653559774527">
            <text:p>-15.65</text:p>
          </table:table-cell>
          <table:table-cell table:style-name="ce8" table:formula="of:=[Evals.D9]" office:value-type="float" office:value="100315">
            <text:p>100315</text:p>
          </table:table-cell>
        </table:table-row>
        <table:table-row table:style-name="ro1">
          <table:table-cell table:style-name="ce1" office:value-type="string" table:number-columns-spanned="4" table:number-rows-spanned="1">
            <text:p>Average Ranks</text:p>
          </table:table-cell>
          <table:covered-table-cell table:number-columns-repeated="3" table:style-name="ce1"/>
          <table:table-cell table:style-name="ce4" table:formula="of:=[Error.B28]" office:value-type="float" office:value="2.25">
            <text:p>2.3</text:p>
          </table:table-cell>
          <table:table-cell table:style-name="ce4" table:formula="of:=[Evals.B28]" office:value-type="float" office:value="2.125">
            <text:p>2.1</text:p>
          </table:table-cell>
          <table:table-cell table:style-name="ce4" table:formula="of:=[Error.C28]" office:value-type="float" office:value="2">
            <text:p>2.0</text:p>
          </table:table-cell>
          <table:table-cell table:style-name="ce4" table:formula="of:=[Evals.C28]" office:value-type="float" office:value="2.875">
            <text:p>2.9</text:p>
          </table:table-cell>
          <table:table-cell table:style-name="ce7" table:formula="of:=[Error.D28]" office:value-type="float" office:value="1">
            <text:p>1.0</text:p>
          </table:table-cell>
          <table:table-cell table:style-name="ce7" table:formula="of:=[Evals.D28]" office:value-type="float" office:value="1">
            <text:p>1.0</text:p>
          </table:table-cell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 table:style-name="ce2"/>
          <table:table-cell table:style-name="Default" table:number-columns-spanned="2" table:number-rows-spanned="1"/>
          <table:covered-table-cell table:style-name="Default"/>
        </table:table-row>
        <table:table-row table:style-name="ro1" table:number-rows-repeated="4">
          <table:table-cell table:number-columns-repeated="6"/>
          <table:table-cell table:style-name="ce2" table:number-columns-repeated="2"/>
          <table:table-cell table:style-name="Default" table:number-columns-repeated="2"/>
        </table:table-row>
        <table:table-row table:style-name="ro1">
          <table:table-cell table:number-columns-spanned="2" table:number-rows-spanned="1"/>
          <table:covered-table-cell/>
          <table:table-cell table:number-columns-repeated="4"/>
          <table:table-cell table:style-name="ce2" table:number-columns-repeated="2"/>
          <table:table-cell table:style-name="Default" table:number-columns-repeated="2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spanned="2" table:number-rows-spanned="1"/>
          <table:covered-table-cell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10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10:31:54.90</dc:date>
    <meta:generator>OpenOffice/4.1.2$Win32 OpenOffice.org_project/412m3$Build-9782</meta:generator>
    <meta:editing-duration>P1DT7H57M4S</meta:editing-duration>
    <meta:editing-cycles>49</meta:editing-cycles>
    <meta:document-statistic meta:table-count="6" meta:cell-count="588" meta:object-count="0"/>
  </office:meta>
</office:document-meta>
</file>